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Шрифтабзацузазамовчуванням" style:family="text">
      <style:text-properties fo:font-weight="bold" style:font-weight-asian="bold" style:font-weight-complex="bold"/>
    </style:style>
    <style:style style:name="T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Шрифтабзацузазамовчуванням" style:family="text">
      <style:text-properties fo:font-weight="bold" style:font-weight-asian="bold" style:font-weight-complex="bold"/>
    </style:style>
    <style:style style:name="T7" style:parent-style-name="Шрифтабзацузазамовчуванням" style:family="text">
      <style:text-properties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Шрифтабзацузазамовчуванням" style:family="text">
      <style:text-properties fo:language="en" fo:country="US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Шрифтабзацузазамовчуванням" style:family="text">
      <style:text-properties fo:language="en" fo:country="US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justify"/>
    </style:style>
    <style:style style:name="T21" style:parent-style-name="Шрифтабзацузазамовчуванням" style:family="text">
      <style:text-properties fo:font-weight="bold" style:font-weight-asian="bold" style:font-weight-complex="bold"/>
    </style:style>
    <style:style style:name="T22" style:parent-style-name="Шрифтабзацузазамовчуванням" style:family="text">
      <style:text-properties fo:language="en" fo:country="US"/>
    </style:style>
    <style:style style:name="P23" style:parent-style-name="Standard" style:family="paragraph">
      <style:paragraph-properties fo:text-align="justify"/>
    </style:style>
    <style:style style:name="T24" style:parent-style-name="Шрифтабзацузазамовчуванням" style:family="text">
      <style:text-properties fo:font-weight="bold" style:font-weight-asian="bold" style:font-weight-complex="bold"/>
    </style:style>
    <style:style style:name="T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26" style:parent-style-name="Шрифтабзацузазамовчуванням" style:family="text">
      <style:text-properties fo:font-weight="bold" style:font-weight-asian="bold" style:font-weight-complex="bold"/>
    </style:style>
    <style:style style:name="T27" style:parent-style-name="Шрифтабзацузазамовчуванням" style:family="text">
      <style:text-properties fo:language="en" fo:country="US"/>
    </style:style>
    <style:style style:name="P28" style:parent-style-name="Standard" style:family="paragraph">
      <style:paragraph-properties fo:text-align="justify"/>
    </style:style>
    <style:style style:name="T2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0" style:parent-style-name="Шрифтабзацузазамовчуванням" style:family="text">
      <style:text-properties fo:language="en" fo:country="US"/>
    </style:style>
    <style:style style:name="P31" style:parent-style-name="Standard" style:family="paragraph">
      <style:paragraph-properties fo:text-align="justify"/>
    </style:style>
    <style:style style:name="T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3" style:parent-style-name="Шрифтабзацузазамовчуванням" style:family="text">
      <style:text-properties fo:language="en" fo:country="US"/>
    </style:style>
    <style:style style:name="P34" style:parent-style-name="Standard" style:family="paragraph">
      <style:paragraph-properties fo:text-align="justify"/>
    </style:style>
    <style:style style:name="T35" style:parent-style-name="Шрифтабзацузазамовчуванням" style:family="text">
      <style:text-properties fo:font-weight="bold" style:font-weight-asian="bold" style:font-weight-complex="bold"/>
    </style:style>
    <style:style style:name="T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7" style:parent-style-name="Шрифтабзацузазамовчуванням" style:family="text">
      <style:text-properties fo:language="en" fo:country="US"/>
    </style:style>
    <style:style style:name="T38" style:parent-style-name="Шрифтабзацузазамовчуванням" style:family="text">
      <style:text-properties fo:language="en" fo:country="US"/>
    </style:style>
    <style:style style:name="T39" style:parent-style-name="Шрифтабзацузазамовчуванням" style:family="text">
      <style:text-properties fo:language="en" fo:country="US"/>
    </style:style>
    <style:style style:name="T40" style:parent-style-name="Шрифтабзацузазамовчуванням" style:family="text">
      <style:text-properties fo:language="en" fo:country="US"/>
    </style:style>
    <style:style style:name="T41" style:parent-style-name="Шрифтабзацузазамовчуванням" style:family="text">
      <style:text-properties fo:language="en" fo:country="US"/>
    </style:style>
    <style:style style:name="T42" style:parent-style-name="Шрифтабзацузазамовчуванням" style:family="text">
      <style:text-properties fo:language="ru" fo:country="RU"/>
    </style:style>
    <style:style style:name="P43" style:parent-style-name="Standard" style:family="paragraph">
      <style:paragraph-properties fo:text-align="justify"/>
    </style:style>
    <style:style style:name="T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" style:parent-style-name="Шрифтабзацузазамовчуванням" style:family="text">
      <style:text-properties fo:language="en" fo:country="US"/>
    </style:style>
    <style:style style:name="P46" style:parent-style-name="Standard" style:family="paragraph">
      <style:paragraph-properties fo:text-align="justify"/>
    </style:style>
    <style:style style:name="T4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" style:parent-style-name="Шрифтабзацузазамовчуванням" style:family="text">
      <style:text-properties fo:language="en" fo:country="US"/>
    </style:style>
    <style:style style:name="P49" style:parent-style-name="Standard" style:family="paragraph">
      <style:paragraph-properties fo:text-align="justify"/>
    </style:style>
    <style:style style:name="T5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" style:parent-style-name="Шрифтабзацузазамовчуванням" style:family="text">
      <style:text-properties fo:language="en" fo:country="US"/>
    </style:style>
    <style:style style:name="P52" style:parent-style-name="Standard" style:family="paragraph">
      <style:paragraph-properties fo:text-align="justify"/>
    </style:style>
    <style:style style:name="T5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" style:parent-style-name="Шрифтабзацузазамовчуванням" style:family="text">
      <style:text-properties fo:language="en" fo:country="US"/>
    </style:style>
    <style:style style:name="P55" style:parent-style-name="Standard" style:family="paragraph">
      <style:paragraph-properties fo:text-align="justify"/>
    </style:style>
    <style:style style:name="T5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7" style:parent-style-name="Шрифтабзацузазамовчуванням" style:family="text">
      <style:text-properties fo:language="en" fo:country="US"/>
    </style:style>
    <style:style style:name="P58" style:parent-style-name="Standard" style:family="paragraph">
      <style:paragraph-properties fo:text-align="justify"/>
    </style:style>
    <style:style style:name="T5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" style:parent-style-name="Шрифтабзацузазамовчуванням" style:family="text">
      <style:text-properties fo:language="en" fo:country="US"/>
    </style:style>
    <style:style style:name="T61" style:parent-style-name="Шрифтабзацузазамовчуванням" style:family="text">
      <style:text-properties fo:language="en" fo:country="US"/>
    </style:style>
    <style:style style:name="P62" style:parent-style-name="Standard" style:family="paragraph">
      <style:paragraph-properties fo:text-align="justify"/>
    </style:style>
    <style:style style:name="T63" style:parent-style-name="Шрифтабзацузазамовчуванням" style:family="text">
      <style:text-properties fo:language="en" fo:country="US"/>
    </style:style>
    <style:style style:name="T6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5" style:parent-style-name="Шрифтабзацузазамовчуванням" style:family="text">
      <style:text-properties fo:language="en" fo:country="US"/>
    </style:style>
    <style:style style:name="T66" style:parent-style-name="Шрифтабзацузазамовчуванням" style:family="text">
      <style:text-properties fo:language="en" fo:country="US"/>
    </style:style>
    <style:style style:name="T67" style:parent-style-name="Шрифтабзацузазамовчуванням" style:family="text">
      <style:text-properties fo:language="en" fo:country="US"/>
    </style:style>
    <style:style style:name="P68" style:parent-style-name="Standard" style:family="paragraph">
      <style:paragraph-properties fo:text-align="justify"/>
    </style:style>
    <style:style style:name="T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0" style:parent-style-name="Шрифтабзацузазамовчуванням" style:family="text">
      <style:text-properties fo:language="en" fo:country="US"/>
    </style:style>
    <style:style style:name="T71" style:parent-style-name="Шрифтабзацузазамовчуванням" style:family="text">
      <style:text-properties fo:language="en" fo:country="US"/>
    </style:style>
    <style:style style:name="P72" style:parent-style-name="Standard" style:family="paragraph">
      <style:paragraph-properties fo:text-align="justify"/>
    </style:style>
    <style:style style:name="T73" style:parent-style-name="Шрифтабзацузазамовчуванням" style:family="text">
      <style:text-properties fo:language="en" fo:country="US"/>
    </style:style>
    <style:style style:name="T7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5" style:parent-style-name="Шрифтабзацузазамовчуванням" style:family="text">
      <style:text-properties fo:language="en" fo:country="US"/>
    </style:style>
    <style:style style:name="T76" style:parent-style-name="Шрифтабзацузазамовчуванням" style:family="text">
      <style:text-properties fo:language="en" fo:country="US"/>
    </style:style>
    <style:style style:name="P77" style:parent-style-name="Standard" style:family="paragraph">
      <style:paragraph-properties fo:text-align="justify"/>
    </style:style>
    <style:style style:name="T7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9" style:parent-style-name="Шрифтабзацузазамовчуванням" style:family="text">
      <style:text-properties fo:language="en" fo:country="US"/>
    </style:style>
    <style:style style:name="T80" style:parent-style-name="Шрифтабзацузазамовчуванням" style:family="text">
      <style:text-properties fo:language="en" fo:country="US"/>
    </style:style>
    <style:style style:name="P81" style:parent-style-name="Standard" style:family="paragraph">
      <style:paragraph-properties fo:text-align="justify"/>
    </style:style>
    <style:style style:name="T8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3" style:parent-style-name="Шрифтабзацузазамовчуванням" style:family="text">
      <style:text-properties fo:language="en" fo:country="US"/>
    </style:style>
    <style:style style:name="P84" style:parent-style-name="Standard" style:family="paragraph">
      <style:paragraph-properties fo:text-align="justify"/>
    </style:style>
    <style:style style:name="T8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6" style:parent-style-name="Шрифтабзацузазамовчуванням" style:family="text">
      <style:text-properties fo:language="en" fo:country="US"/>
    </style:style>
    <style:style style:name="P87" style:parent-style-name="Standard" style:family="paragraph">
      <style:paragraph-properties fo:text-align="justify"/>
    </style:style>
    <style:style style:name="T8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9" style:parent-style-name="Шрифтабзацузазамовчуванням" style:family="text">
      <style:text-properties fo:language="en" fo:country="US"/>
    </style:style>
    <style:style style:name="P90" style:parent-style-name="Standard" style:family="paragraph">
      <style:paragraph-properties fo:text-align="justify"/>
    </style:style>
    <style:style style:name="T9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2" style:parent-style-name="Шрифтабзацузазамовчуванням" style:family="text">
      <style:text-properties fo:language="en" fo:country="US"/>
    </style:style>
    <style:style style:name="P93" style:parent-style-name="Standard" style:family="paragraph">
      <style:paragraph-properties fo:text-align="justify"/>
    </style:style>
    <style:style style:name="T9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5" style:parent-style-name="Шрифтабзацузазамовчуванням" style:family="text">
      <style:text-properties fo:language="en" fo:country="US"/>
    </style:style>
    <style:style style:name="T96" style:parent-style-name="Шрифтабзацузазамовчуванням" style:family="text">
      <style:text-properties fo:language="en" fo:country="US"/>
    </style:style>
    <style:style style:name="P97" style:parent-style-name="Standard" style:family="paragraph">
      <style:paragraph-properties fo:text-align="justify"/>
    </style:style>
    <style:style style:name="T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9" style:parent-style-name="Шрифтабзацузазамовчуванням" style:family="text">
      <style:text-properties fo:language="en" fo:country="US"/>
    </style:style>
    <style:style style:name="P100" style:parent-style-name="Standard" style:family="paragraph">
      <style:paragraph-properties fo:text-align="justify"/>
    </style:style>
    <style:style style:name="T10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2" style:parent-style-name="Шрифтабзацузазамовчуванням" style:family="text">
      <style:text-properties fo:language="en" fo:country="US"/>
    </style:style>
    <style:style style:name="T103" style:parent-style-name="Шрифтабзацузазамовчуванням" style:family="text">
      <style:text-properties fo:language="en" fo:country="US"/>
    </style:style>
    <style:style style:name="P104" style:parent-style-name="Standard" style:family="paragraph">
      <style:paragraph-properties fo:text-align="justify"/>
    </style:style>
    <style:style style:name="T10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6" style:parent-style-name="Шрифтабзацузазамовчуванням" style:family="text">
      <style:text-properties fo:language="en" fo:country="US"/>
    </style:style>
    <style:style style:name="P107" style:parent-style-name="Standard" style:family="paragraph">
      <style:paragraph-properties fo:text-align="justify"/>
    </style:style>
    <style:style style:name="T10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9" style:parent-style-name="Шрифтабзацузазамовчуванням" style:family="text">
      <style:text-properties fo:language="en" fo:country="US"/>
    </style:style>
    <style:style style:name="P110" style:parent-style-name="Standard" style:family="paragraph">
      <style:paragraph-properties fo:text-align="justify"/>
    </style:style>
    <style:style style:name="T1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2" style:parent-style-name="Шрифтабзацузазамовчуванням" style:family="text">
      <style:text-properties fo:language="en" fo:country="US"/>
    </style:style>
    <style:style style:name="P113" style:parent-style-name="Standard" style:family="paragraph">
      <style:paragraph-properties fo:text-align="justify"/>
    </style:style>
    <style:style style:name="T11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5" style:parent-style-name="Шрифтабзацузазамовчуванням" style:family="text">
      <style:text-properties fo:language="en" fo:country="US"/>
    </style:style>
    <style:style style:name="P116" style:parent-style-name="Standard" style:family="paragraph">
      <style:paragraph-properties fo:text-align="justify"/>
    </style:style>
    <style:style style:name="T1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18" style:parent-style-name="Standard" style:family="paragraph">
      <style:paragraph-properties fo:text-align="justify"/>
    </style:style>
    <style:style style:name="T11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0" style:parent-style-name="Шрифтабзацузазамовчуванням" style:family="text">
      <style:text-properties fo:language="en" fo:country="US"/>
    </style:style>
    <style:style style:name="P121" style:parent-style-name="Standard" style:family="paragraph">
      <style:paragraph-properties fo:text-align="justify"/>
    </style:style>
    <style:style style:name="T122" style:parent-style-name="Шрифтабзацузазамовчуванням" style:family="text">
      <style:text-properties fo:font-weight="bold" style:font-weight-asian="bold" style:font-weight-complex="bold"/>
    </style:style>
    <style:style style:name="T12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24" style:parent-style-name="Standard" style:family="paragraph">
      <style:paragraph-properties fo:text-align="justify"/>
    </style:style>
    <style:style style:name="T1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6" style:parent-style-name="Шрифтабзацузазамовчуванням" style:family="text">
      <style:text-properties fo:language="en" fo:country="US"/>
    </style:style>
    <style:style style:name="P127" style:parent-style-name="Standard" style:family="paragraph">
      <style:paragraph-properties fo:text-align="justify"/>
    </style:style>
    <style:style style:name="T12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9" style:parent-style-name="Шрифтабзацузазамовчуванням" style:family="text">
      <style:text-properties fo:language="en" fo:country="US"/>
    </style:style>
    <style:style style:name="T130" style:parent-style-name="Шрифтабзацузазамовчуванням" style:family="text">
      <style:text-properties fo:language="en" fo:country="US"/>
    </style:style>
    <style:style style:name="T131" style:parent-style-name="Шрифтабзацузазамовчуванням" style:family="text">
      <style:text-properties fo:language="en" fo:country="US"/>
    </style:style>
    <style:style style:name="P132" style:parent-style-name="Standard" style:family="paragraph">
      <style:paragraph-properties fo:text-align="justify"/>
    </style:style>
    <style:style style:name="T13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justify"/>
    </style:style>
    <style:style style:name="T139" style:parent-style-name="Шрифтабзацузазамовчуванням" style:family="text">
      <style:text-properties fo:font-weight="bold" style:font-weight-asian="bold" style:font-weight-complex="bold"/>
    </style:style>
    <style:style style:name="T14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1" style:parent-style-name="Шрифтабзацузазамовчуванням" style:family="text">
      <style:text-properties fo:language="en" fo:country="US"/>
    </style:style>
    <style:style style:name="P142" style:parent-style-name="Standard" style:family="paragraph">
      <style:paragraph-properties fo:text-align="justify"/>
    </style:style>
    <style:style style:name="T14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5" style:parent-style-name="Шрифтабзацузазамовчуванням" style:family="text">
      <style:text-properties fo:language="en" fo:country="US"/>
    </style:style>
    <style:style style:name="T146" style:parent-style-name="Шрифтабзацузазамовчуванням" style:family="text">
      <style:text-properties fo:language="en" fo:country="US"/>
    </style:style>
    <style:style style:name="P147" style:parent-style-name="Standard" style:family="paragraph">
      <style:paragraph-properties fo:text-align="justify"/>
    </style:style>
    <style:style style:name="T14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9" style:parent-style-name="Шрифтабзацузазамовчуванням" style:family="text">
      <style:text-properties fo:language="en" fo:country="US"/>
    </style:style>
    <style:style style:name="P150" style:parent-style-name="Standard" style:family="paragraph">
      <style:paragraph-properties fo:text-align="justify"/>
    </style:style>
    <style:style style:name="T15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2" style:parent-style-name="Шрифтабзацузазамовчуванням" style:family="text">
      <style:text-properties fo:language="en" fo:country="US"/>
    </style:style>
    <style:style style:name="T153" style:parent-style-name="Шрифтабзацузазамовчуванням" style:family="text">
      <style:text-properties fo:language="en" fo:country="US"/>
    </style:style>
    <style:style style:name="T154" style:parent-style-name="Шрифтабзацузазамовчуванням" style:family="text">
      <style:text-properties fo:language="ru" fo:country="RU"/>
    </style:style>
    <style:style style:name="P155" style:parent-style-name="Standard" style:family="paragraph">
      <style:paragraph-properties fo:text-align="justify"/>
    </style:style>
    <style:style style:name="T156" style:parent-style-name="Шрифтабзацузазамовчуванням" style:family="text">
      <style:text-properties fo:font-weight="bold" style:font-weight-asian="bold" style:font-weight-complex="bold"/>
    </style:style>
    <style:style style:name="T15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8" style:parent-style-name="Шрифтабзацузазамовчуванням" style:family="text">
      <style:text-properties fo:language="en" fo:country="US"/>
    </style:style>
    <style:style style:name="P159" style:parent-style-name="Standard" style:family="paragraph">
      <style:paragraph-properties fo:text-align="justify"/>
    </style:style>
    <style:style style:name="T16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61" style:parent-style-name="Шрифтабзацузазамовчуванням" style:family="text">
      <style:text-properties fo:language="en" fo:country="US"/>
    </style:style>
    <style:style style:name="T162" style:parent-style-name="Шрифтабзацузазамовчуванням" style:family="text">
      <style:text-properties fo:language="en" fo:country="US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8" style:parent-style-name="Standard" style:family="paragraph">
      <style:paragraph-properties fo:text-align="justify"/>
    </style:style>
    <style:style style:name="T169" style:parent-style-name="Шрифтабзацузазамовчуванням" style:family="text">
      <style:text-properties fo:language="en" fo:country="US"/>
    </style:style>
    <style:style style:name="T170" style:parent-style-name="Шрифтабзацузазамовчуванням" style:family="text">
      <style:text-properties fo:language="en" fo:country="US"/>
    </style:style>
    <style:style style:name="T171" style:parent-style-name="Шрифтабзацузазамовчуванням" style:family="text">
      <style:text-properties fo:language="en" fo:country="US"/>
    </style:style>
    <style:style style:name="T172" style:parent-style-name="Шрифтабзацузазамовчуванням" style:family="text">
      <style:text-properties fo:language="en" fo:country="US"/>
    </style:style>
    <style:style style:name="T173" style:parent-style-name="Шрифтабзацузазамовчуванням" style:family="text">
      <style:text-properties fo:language="en" fo:country="US"/>
    </style:style>
    <style:style style:name="T174" style:parent-style-name="Шрифтабзацузазамовчуванням" style:family="text">
      <style:text-properties fo:language="en" fo:country="US"/>
    </style:style>
    <style:style style:name="P17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justify"/>
    </style:style>
    <style:style style:name="T180" style:parent-style-name="Шрифтабзацузазамовчуванням" style:family="text">
      <style:text-properties fo:language="en" fo:country="US"/>
    </style:style>
    <style:style style:name="T181" style:parent-style-name="Шрифтабзацузазамовчуванням" style:family="text">
      <style:text-properties fo:language="ru" fo:country="RU"/>
    </style:style>
    <style:style style:name="T182" style:parent-style-name="Шрифтабзацузазамовчуванням" style:family="text">
      <style:text-properties fo:language="en" fo:country="US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T188" style:parent-style-name="Шрифтабзацузазамовчуванням" style:family="text">
      <style:text-properties fo:language="en" fo:country="US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5" style:parent-style-name="Standard" style:family="paragraph">
      <style:paragraph-properties fo:text-align="center"/>
    </style:style>
    <style:style style:name="P196" style:parent-style-name="Standard" style:family="paragraph">
      <style:paragraph-properties fo:text-align="justify"/>
    </style:style>
    <style:style style:name="T197" style:parent-style-name="Шрифтабзацузазамовчуванням" style:family="text">
      <style:text-properties fo:language="en" fo:country="US"/>
    </style:style>
    <style:style style:name="T198" style:parent-style-name="Шрифтабзацузазамовчуванням" style:family="text">
      <style:text-properties fo:language="en" fo:country="US"/>
    </style:style>
    <style:style style:name="T199" style:parent-style-name="Шрифтабзацузазамовчуванням" style:family="text">
      <style:text-properties fo:language="en" fo:country="US"/>
    </style:style>
    <style:style style:name="T200" style:parent-style-name="Шрифтабзацузазамовчуванням" style:family="text">
      <style:text-properties fo:language="en" fo:country="US"/>
    </style:style>
    <style:style style:name="T201" style:parent-style-name="Шрифтабзацузазамовчуванням" style:family="text">
      <style:text-properties fo:language="en" fo:country="US"/>
    </style:style>
    <style:style style:name="T202" style:parent-style-name="Шрифтабзацузазамовчуванням" style:family="text">
      <style:text-properties fo:language="en" fo:country="US"/>
    </style:style>
    <style:style style:name="T203" style:parent-style-name="Шрифтабзацузазамовчуванням" style:family="text">
      <style:text-properties fo:language="en" fo:country="US"/>
    </style:style>
    <style:style style:name="T204" style:parent-style-name="Шрифтабзацузазамовчуванням" style:family="text">
      <style:text-properties fo:language="en" fo:country="US"/>
    </style:style>
    <style:style style:name="T205" style:parent-style-name="Шрифтабзацузазамовчуванням" style:family="text">
      <style:text-properties fo:language="en" fo:country="US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T209" style:parent-style-name="Шрифтабзацузазамовчуванням" style:family="text">
      <style:text-properties fo:language="en" fo:country="US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T212" style:parent-style-name="Шрифтабзацузазамовчуванням" style:family="text">
      <style:text-properties fo:language="en" fo:country="US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T215" style:parent-style-name="Шрифтабзацузазамовчуванням" style:family="text">
      <style:text-properties fo:language="en" fo:country="US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T218" style:parent-style-name="Шрифтабзацузазамовчуванням" style:family="text">
      <style:text-properties fo:language="en" fo:country="US"/>
    </style:style>
    <style:style style:name="T219" style:parent-style-name="Шрифтабзацузазамовчуванням" style:family="text">
      <style:text-properties fo:language="en" fo:country="US"/>
    </style:style>
    <style:style style:name="T220" style:parent-style-name="Шрифтабзацузазамовчуванням" style:family="text">
      <style:text-properties fo:language="en" fo:country="US"/>
    </style:style>
    <style:style style:name="P221" style:parent-style-name="Standard" style:family="paragraph">
      <style:paragraph-properties fo:text-align="justify"/>
    </style:style>
    <style:style style:name="P222" style:parent-style-name="Standard" style:family="paragraph">
      <style:paragraph-properties fo:text-align="justify"/>
    </style:style>
    <style:style style:name="T223" style:parent-style-name="Шрифтабзацузазамовчуванням" style:family="text">
      <style:text-properties fo:language="en" fo:country="US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  <style:text-properties fo:language="en" fo:country="US"/>
    </style:style>
    <style:style style:name="P226" style:parent-style-name="Standard" style:family="paragraph">
      <style:paragraph-properties fo:text-align="justify"/>
      <style:text-properties fo:language="en" fo:country="US"/>
    </style:style>
    <style:style style:name="P227" style:parent-style-name="Standard" style:family="paragraph">
      <style:paragraph-properties fo:text-align="justify"/>
    </style:style>
    <style:style style:name="T228" style:parent-style-name="Шрифтабзацузазамовчуванням" style:family="text">
      <style:text-properties fo:language="en" fo:country="US"/>
    </style:style>
    <style:style style:name="P229" style:parent-style-name="Standard" style:family="paragraph">
      <style:paragraph-properties fo:text-align="justify"/>
    </style:style>
    <style:style style:name="T230" style:parent-style-name="Шрифтабзацузазамовчуванням" style:family="text">
      <style:text-properties fo:language="en" fo:country="US"/>
    </style:style>
    <style:style style:name="T231" style:parent-style-name="Шрифтабзацузазамовчуванням" style:family="text">
      <style:text-properties fo:language="en" fo:country="US"/>
    </style:style>
    <style:style style:name="T232" style:parent-style-name="Шрифтабзацузазамовчуванням" style:family="text">
      <style:text-properties fo:language="en" fo:country="US"/>
    </style:style>
    <style:style style:name="T233" style:parent-style-name="Шрифтабзацузазамовчуванням" style:family="text">
      <style:text-properties fo:language="en" fo:country="US"/>
    </style:style>
    <style:style style:name="T234" style:parent-style-name="Шрифтабзацузазамовчуванням" style:family="text">
      <style:text-properties fo:language="en" fo:country="US"/>
    </style:style>
    <style:style style:name="T235" style:parent-style-name="Шрифтабзацузазамовчуванням" style:family="text">
      <style:text-properties fo:language="en" fo:country="US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/>
    </style:style>
    <style:style style:name="T238" style:parent-style-name="Шрифтабзацузазамовчуванням" style:family="text">
      <style:text-properties fo:language="en" fo:country="US"/>
    </style:style>
    <style:style style:name="T239" style:parent-style-name="Шрифтабзацузазамовчуванням" style:family="text">
      <style:text-properties fo:language="en" fo:country="US"/>
    </style:style>
    <style:style style:name="T240" style:parent-style-name="Шрифтабзацузазамовчуванням" style:family="text">
      <style:text-properties fo:language="en" fo:country="US"/>
    </style:style>
    <style:style style:name="T241" style:parent-style-name="Шрифтабзацузазамовчуванням" style:family="text">
      <style:text-properties fo:language="en" fo:country="US"/>
    </style:style>
    <style:style style:name="T242" style:parent-style-name="Шрифтабзацузазамовчуванням" style:family="text">
      <style:text-properties fo:language="en" fo:country="US"/>
    </style:style>
    <style:style style:name="P243" style:parent-style-name="Standard" style:family="paragraph">
      <style:paragraph-properties fo:text-align="justify"/>
    </style:style>
    <style:style style:name="T244" style:parent-style-name="Шрифтабзацузазамовчуванням" style:family="text">
      <style:text-properties fo:language="en" fo:country="US"/>
    </style:style>
    <style:style style:name="P245" style:parent-style-name="Standard" style:family="paragraph">
      <style:paragraph-properties fo:text-align="justify"/>
    </style:style>
    <style:style style:name="P246" style:parent-style-name="Standard" style:family="paragraph">
      <style:paragraph-properties fo:text-align="justify"/>
    </style:style>
    <style:style style:name="T247" style:parent-style-name="Шрифтабзацузазамовчуванням" style:family="text">
      <style:text-properties fo:language="en" fo:country="US"/>
    </style:style>
    <style:style style:name="P248" style:parent-style-name="Standard" style:family="paragraph">
      <style:paragraph-properties fo:text-align="justify"/>
    </style:style>
    <style:style style:name="P249" style:parent-style-name="Standard" style:family="paragraph">
      <style:paragraph-properties fo:text-align="justify"/>
    </style:style>
    <style:style style:name="T250" style:parent-style-name="Шрифтабзацузазамовчуванням" style:family="text">
      <style:text-properties fo:language="en" fo:country="US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  <style:text-properties fo:language="en" fo:country="US"/>
    </style:style>
    <style:style style:name="P253" style:parent-style-name="Standard" style:family="paragraph">
      <style:paragraph-properties fo:text-align="justify"/>
      <style:text-properties fo:language="en" fo:country="US"/>
    </style:style>
    <style:style style:name="P254" style:parent-style-name="Standard" style:family="paragraph">
      <style:paragraph-properties fo:text-align="justify"/>
      <style:text-properties fo:language="en" fo:country="US"/>
    </style:style>
    <style:style style:name="P255" style:parent-style-name="Standard" style:family="paragraph">
      <style:paragraph-properties fo:text-align="justify"/>
      <style:text-properties fo:language="en" fo:country="US"/>
    </style:style>
    <style:style style:name="P256" style:parent-style-name="Standard" style:family="paragraph">
      <style:paragraph-properties fo:text-align="justify"/>
      <style:text-properties fo:language="en" fo:country="US"/>
    </style:style>
    <style:style style:name="P257" style:parent-style-name="Standard" style:family="paragraph">
      <style:paragraph-properties fo:text-align="justify"/>
      <style:text-properties fo:language="en" fo:country="US"/>
    </style:style>
    <style:style style:name="P258" style:parent-style-name="Standard" style:family="paragraph">
      <style:paragraph-properties fo:text-align="justify"/>
      <style:text-properties fo:language="en" fo:country="US"/>
    </style:style>
    <style:style style:name="P259" style:parent-style-name="Standard" style:family="paragraph">
      <style:paragraph-properties fo:text-align="justify"/>
      <style:text-properties fo:language="en" fo:country="US"/>
    </style:style>
    <style:style style:name="P260" style:parent-style-name="Standard" style:family="paragraph">
      <style:paragraph-properties fo:text-align="justify"/>
      <style:text-properties fo:language="en" fo:country="US"/>
    </style:style>
    <style:style style:name="P261" style:parent-style-name="Standard" style:family="paragraph">
      <style:paragraph-properties fo:text-align="justify"/>
    </style:style>
    <style:style style:name="P262" style:parent-style-name="Standard" style:family="paragraph">
      <style:paragraph-properties fo:text-align="justify"/>
    </style:style>
    <style:style style:name="P263" style:parent-style-name="Standard" style:family="paragraph">
      <style:paragraph-properties fo:text-align="justify"/>
    </style:style>
    <style:style style:name="P264" style:parent-style-name="Standard" style:family="paragraph">
      <style:paragraph-properties fo:text-align="justify"/>
    </style:style>
    <style:style style:name="P265" style:parent-style-name="Standard" style:family="paragraph">
      <style:paragraph-properties fo:text-align="justify"/>
    </style:style>
    <style:style style:name="P266" style:parent-style-name="Standard" style:family="paragraph">
      <style:paragraph-properties fo:text-align="justify"/>
    </style:style>
    <style:style style:name="P2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9" style:parent-style-name="Standard" style:family="paragraph">
      <style:paragraph-properties fo:text-align="center"/>
    </style:style>
    <style:style style:name="P270" style:parent-style-name="Standard" style:family="paragraph">
      <style:paragraph-properties fo:text-align="justify"/>
    </style:style>
    <style:style style:name="T271" style:parent-style-name="Шрифтабзацузазамовчуванням" style:family="text">
      <style:text-properties fo:font-weight="bold" style:font-weight-asian="bold" style:font-weight-complex="bold"/>
    </style:style>
    <style:style style:name="P272" style:parent-style-name="Standard" style:family="paragraph">
      <style:paragraph-properties fo:text-align="justify"/>
    </style:style>
    <style:style style:name="T273" style:parent-style-name="Шрифтабзацузазамовчуванням" style:family="text">
      <style:text-properties fo:font-weight="bold" style:font-weight-asian="bold" style:font-weight-complex="bold"/>
    </style:style>
    <style:style style:name="P274" style:parent-style-name="Standard" style:family="paragraph">
      <style:paragraph-properties fo:text-align="justify"/>
    </style:style>
    <style:style style:name="T275" style:parent-style-name="Шрифтабзацузазамовчуванням" style:family="text">
      <style:text-properties fo:font-weight="bold" style:font-weight-asian="bold" style:font-weight-complex="bold"/>
    </style:style>
    <style:style style:name="T276" style:parent-style-name="Шрифтабзацузазамовчуванням" style:family="text">
      <style:text-properties fo:language="en" fo:country="US"/>
    </style:style>
    <style:style style:name="P277" style:parent-style-name="Standard" style:family="paragraph">
      <style:paragraph-properties fo:text-align="justify"/>
    </style:style>
    <style:style style:name="T278" style:parent-style-name="Шрифтабзацузазамовчуванням" style:family="text">
      <style:text-properties fo:font-weight="bold" style:font-weight-asian="bold" style:font-weight-complex="bold"/>
    </style:style>
    <style:style style:name="P279" style:parent-style-name="Standard" style:family="paragraph">
      <style:paragraph-properties fo:text-align="justify"/>
    </style:style>
    <style:style style:name="T280" style:parent-style-name="Шрифтабзацузазамовчуванням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text-align="justify"/>
    </style:style>
    <style:style style:name="T282" style:parent-style-name="Шрифтабзацузазамовчуванням" style:family="text">
      <style:text-properties fo:font-weight="bold" style:font-weight-asian="bold" style:font-weight-complex="bold"/>
    </style:style>
    <style:style style:name="P283" style:parent-style-name="Standard" style:family="paragraph">
      <style:paragraph-properties fo:text-align="justify"/>
    </style:style>
    <style:style style:name="T284" style:parent-style-name="Шрифтабзацузазамовчуванням" style:family="text">
      <style:text-properties fo:font-weight="bold" style:font-weight-asian="bold" style:font-weight-complex="bold"/>
    </style:style>
    <style:style style:name="P285" style:parent-style-name="Standard" style:family="paragraph">
      <style:paragraph-properties fo:text-align="justify"/>
    </style:style>
    <style:style style:name="T286" style:parent-style-name="Шрифтабзацузазамовчуванням" style:family="text">
      <style:text-properties fo:font-weight="bold" style:font-weight-asian="bold" style:font-weight-complex="bold"/>
    </style:style>
    <style:style style:name="P287" style:parent-style-name="Standard" style:family="paragraph">
      <style:paragraph-properties fo:text-align="justify"/>
    </style:style>
    <style:style style:name="T288" style:parent-style-name="Шрифтабзацузазамовчуванням" style:family="text">
      <style:text-properties fo:font-weight="bold" style:font-weight-asian="bold" style:font-weight-complex="bold"/>
    </style:style>
    <style:style style:name="P289" style:parent-style-name="Standard" style:family="paragraph">
      <style:paragraph-properties fo:text-align="justify"/>
    </style:style>
    <style:style style:name="T290" style:parent-style-name="Шрифтабзацузазамовчуванням" style:family="text">
      <style:text-properties fo:font-weight="bold" style:font-weight-asian="bold" style:font-weight-complex="bold"/>
    </style:style>
    <style:style style:name="P291" style:parent-style-name="Standard" style:family="paragraph">
      <style:paragraph-properties fo:text-align="justify"/>
    </style:style>
    <style:style style:name="T292" style:parent-style-name="Шрифтабзацузазамовчуванням" style:family="text">
      <style:text-properties fo:font-weight="bold" style:font-weight-asian="bold" style:font-weight-complex="bold"/>
    </style:style>
    <style:style style:name="P293" style:parent-style-name="Standard" style:family="paragraph">
      <style:paragraph-properties fo:text-align="justify"/>
    </style:style>
    <style:style style:name="T294" style:parent-style-name="Шрифтабзацузазамовчуванням" style:family="text">
      <style:text-properties fo:font-weight="bold" style:font-weight-asian="bold" style:font-weight-complex="bold"/>
    </style:style>
    <style:style style:name="P295" style:parent-style-name="Standard" style:family="paragraph">
      <style:paragraph-properties fo:text-align="justify"/>
    </style:style>
    <style:style style:name="T296" style:parent-style-name="Шрифтабзацузазамовчуванням" style:family="text">
      <style:text-properties fo:font-weight="bold" style:font-weight-asian="bold" style:font-weight-complex="bold"/>
    </style:style>
    <style:style style:name="T297" style:parent-style-name="Шрифтабзацузазамовчуванням" style:family="text">
      <style:text-properties fo:language="en" fo:country="US"/>
    </style:style>
    <style:style style:name="T298" style:parent-style-name="Шрифтабзацузазамовчуванням" style:family="text">
      <style:text-properties fo:language="en" fo:country="US"/>
    </style:style>
    <style:style style:name="P299" style:parent-style-name="Standard" style:family="paragraph">
      <style:paragraph-properties fo:text-align="justify"/>
    </style:style>
    <style:style style:name="T300" style:parent-style-name="Шрифтабзацузазамовчуванням" style:family="text">
      <style:text-properties fo:font-weight="bold" style:font-weight-asian="bold" style:font-weight-complex="bold"/>
    </style:style>
    <style:style style:name="T301" style:parent-style-name="Шрифтабзацузазамовчуванням" style:family="text">
      <style:text-properties fo:language="en" fo:country="US"/>
    </style:style>
    <style:style style:name="T302" style:parent-style-name="Шрифтабзацузазамовчуванням" style:family="text">
      <style:text-properties fo:language="en" fo:country="US"/>
    </style:style>
    <style:style style:name="P303" style:parent-style-name="Standard" style:family="paragraph">
      <style:paragraph-properties fo:text-align="justify"/>
    </style:style>
    <style:style style:name="T304" style:parent-style-name="Шрифтабзацузазамовчуванням" style:family="text">
      <style:text-properties fo:font-weight="bold" style:font-weight-asian="bold" style:font-weight-complex="bold"/>
    </style:style>
    <style:style style:name="T305" style:parent-style-name="Шрифтабзацузазамовчуванням" style:family="text">
      <style:text-properties fo:language="en" fo:country="US"/>
    </style:style>
    <style:style style:name="T306" style:parent-style-name="Шрифтабзацузазамовчуванням" style:family="text">
      <style:text-properties fo:language="en" fo:country="US"/>
    </style:style>
    <style:style style:name="T307" style:parent-style-name="Шрифтабзацузазамовчуванням" style:family="text">
      <style:text-properties fo:language="en" fo:country="US"/>
    </style:style>
    <style:style style:name="P308" style:parent-style-name="Standard" style:family="paragraph">
      <style:paragraph-properties fo:text-align="justify"/>
    </style:style>
    <style:style style:name="T309" style:parent-style-name="Шрифтабзацузазамовчуванням" style:family="text">
      <style:text-properties fo:font-weight="bold" style:font-weight-asian="bold" style:font-weight-complex="bold"/>
    </style:style>
    <style:style style:name="T310" style:parent-style-name="Шрифтабзацузазамовчуванням" style:family="text">
      <style:text-properties fo:language="en" fo:country="US"/>
    </style:style>
    <style:style style:name="T311" style:parent-style-name="Шрифтабзацузазамовчуванням" style:family="text">
      <style:text-properties fo:language="en" fo:country="US"/>
    </style:style>
    <style:style style:name="T312" style:parent-style-name="Шрифтабзацузазамовчуванням" style:family="text">
      <style:text-properties fo:language="en" fo:country="US"/>
    </style:style>
    <style:style style:name="P313" style:parent-style-name="Standard" style:family="paragraph">
      <style:paragraph-properties fo:text-align="justify"/>
    </style:style>
    <style:style style:name="T314" style:parent-style-name="Шрифтабзацузазамовчуванням" style:family="text">
      <style:text-properties fo:font-weight="bold" style:font-weight-asian="bold" style:font-weight-complex="bold"/>
    </style:style>
    <style:style style:name="P315" style:parent-style-name="Standard" style:family="paragraph">
      <style:paragraph-properties fo:text-align="justify"/>
    </style:style>
    <style:style style:name="T316" style:parent-style-name="Шрифтабзацузазамовчуванням" style:family="text">
      <style:text-properties fo:font-weight="bold" style:font-weight-asian="bold" style:font-weight-complex="bold"/>
    </style:style>
    <style:style style:name="P317" style:parent-style-name="Standard" style:family="paragraph">
      <style:paragraph-properties fo:text-align="justify"/>
    </style:style>
    <style:style style:name="T318" style:parent-style-name="Шрифтабзацузазамовчуванням" style:family="text">
      <style:text-properties fo:font-weight="bold" style:font-weight-asian="bold" style:font-weight-complex="bold"/>
    </style:style>
    <style:style style:name="P319" style:parent-style-name="Standard" style:family="paragraph">
      <style:paragraph-properties fo:text-align="justify"/>
    </style:style>
    <style:style style:name="T320" style:parent-style-name="Шрифтабзацузазамовчуванням" style:family="text">
      <style:text-properties fo:font-weight="bold" style:font-weight-asian="bold" style:font-weight-complex="bold"/>
    </style:style>
    <style:style style:name="P321" style:parent-style-name="Standard" style:family="paragraph">
      <style:paragraph-properties fo:text-align="justify"/>
    </style:style>
    <style:style style:name="T322" style:parent-style-name="Шрифтабзацузазамовчуванням" style:family="text">
      <style:text-properties fo:font-weight="bold" style:font-weight-asian="bold" style:font-weight-complex="bold"/>
    </style:style>
    <style:style style:name="P323" style:parent-style-name="Standard" style:family="paragraph">
      <style:paragraph-properties fo:text-align="justify"/>
    </style:style>
    <style:style style:name="T324" style:parent-style-name="Шрифтабзацузазамовчуванням" style:family="text">
      <style:text-properties fo:font-weight="bold" style:font-weight-asian="bold" style:font-weight-complex="bold"/>
    </style:style>
    <style:style style:name="P325" style:parent-style-name="Standard" style:family="paragraph">
      <style:paragraph-properties fo:text-align="justify"/>
    </style:style>
    <style:style style:name="T326" style:parent-style-name="Шрифтабзацузазамовчуванням" style:family="text">
      <style:text-properties fo:font-weight="bold" style:font-weight-asian="bold" style:font-weight-complex="bold"/>
    </style:style>
    <style:style style:name="P327" style:parent-style-name="Standard" style:family="paragraph">
      <style:paragraph-properties fo:text-align="justify"/>
    </style:style>
    <style:style style:name="T328" style:parent-style-name="Шрифтабзацузазамовчуванням" style:family="text">
      <style:text-properties fo:font-weight="bold" style:font-weight-asian="bold" style:font-weight-complex="bold"/>
    </style:style>
    <style:style style:name="P329" style:parent-style-name="Standard" style:family="paragraph">
      <style:paragraph-properties fo:text-align="justify"/>
    </style:style>
    <style:style style:name="T330" style:parent-style-name="Шрифтабзацузазамовчуванням" style:family="text">
      <style:text-properties fo:font-weight="bold" style:font-weight-asian="bold" style:font-weight-complex="bold"/>
    </style:style>
    <style:style style:name="P331" style:parent-style-name="Standard" style:family="paragraph">
      <style:paragraph-properties fo:text-align="justify"/>
    </style:style>
    <style:style style:name="T332" style:parent-style-name="Шрифтабзацузазамовчуванням" style:family="text">
      <style:text-properties fo:font-weight="bold" style:font-weight-asian="bold" style:font-weight-complex="bold"/>
    </style:style>
    <style:style style:name="P333" style:parent-style-name="Standard" style:family="paragraph">
      <style:paragraph-properties fo:text-align="justify"/>
    </style:style>
    <style:style style:name="T334" style:parent-style-name="Шрифтабзацузазамовчуванням" style:family="text">
      <style:text-properties fo:font-weight="bold" style:font-weight-asian="bold" style:font-weight-complex="bold"/>
    </style:style>
    <style:style style:name="P335" style:parent-style-name="Standard" style:family="paragraph">
      <style:paragraph-properties fo:text-align="justify"/>
    </style:style>
    <style:style style:name="T336" style:parent-style-name="Шрифтабзацузазамовчуванням" style:family="text">
      <style:text-properties fo:font-weight="bold" style:font-weight-asian="bold" style:font-weight-complex="bold"/>
    </style:style>
    <style:style style:name="P337" style:parent-style-name="Standard" style:family="paragraph">
      <style:paragraph-properties fo:text-align="justify"/>
    </style:style>
    <style:style style:name="T338" style:parent-style-name="Шрифтабзацузазамовчуванням" style:family="text">
      <style:text-properties fo:font-weight="bold" style:font-weight-asian="bold" style:font-weight-complex="bold"/>
    </style:style>
    <style:style style:name="P339" style:parent-style-name="Standard" style:family="paragraph">
      <style:paragraph-properties fo:text-align="justify"/>
    </style:style>
    <style:style style:name="T340" style:parent-style-name="Шрифтабзацузазамовчуванням" style:family="text">
      <style:text-properties fo:font-weight="bold" style:font-weight-asian="bold" style:font-weight-complex="bold"/>
    </style:style>
    <style:style style:name="P341" style:parent-style-name="Standard" style:family="paragraph">
      <style:paragraph-properties fo:text-align="justify"/>
    </style:style>
    <style:style style:name="T342" style:parent-style-name="Шрифтабзацузазамовчуванням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text-align="justify"/>
    </style:style>
    <style:style style:name="T344" style:parent-style-name="Шрифтабзацузазамовчуванням" style:family="text">
      <style:text-properties fo:font-weight="bold" style:font-weight-asian="bold" style:font-weight-complex="bold"/>
    </style:style>
    <style:style style:name="P345" style:parent-style-name="Standard" style:family="paragraph">
      <style:paragraph-properties fo:text-align="justify"/>
    </style:style>
    <style:style style:name="T346" style:parent-style-name="Шрифтабзацузазамовчуванням" style:family="text">
      <style:text-properties fo:font-weight="bold" style:font-weight-asian="bold" style:font-weight-complex="bold"/>
    </style:style>
    <style:style style:name="P347" style:parent-style-name="Standard" style:family="paragraph">
      <style:paragraph-properties fo:text-align="justify"/>
    </style:style>
    <style:style style:name="T348" style:parent-style-name="Шрифтабзацузазамовчуванням" style:family="text">
      <style:text-properties fo:font-weight="bold" style:font-weight-asian="bold" style:font-weight-complex="bold"/>
    </style:style>
    <style:style style:name="P349" style:parent-style-name="Standard" style:family="paragraph">
      <style:paragraph-properties fo:text-align="justify"/>
    </style:style>
    <style:style style:name="T350" style:parent-style-name="Шрифтабзацузазамовчуванням" style:family="text">
      <style:text-properties fo:font-weight="bold" style:font-weight-asian="bold" style:font-weight-complex="bold"/>
    </style:style>
    <style:style style:name="P351" style:parent-style-name="Standard" style:family="paragraph">
      <style:paragraph-properties fo:text-align="justify"/>
    </style:style>
    <style:style style:name="T352" style:parent-style-name="Шрифтабзацузазамовчуванням" style:family="text">
      <style:text-properties fo:font-weight="bold" style:font-weight-asian="bold" style:font-weight-complex="bold"/>
    </style:style>
    <style:style style:name="P353" style:parent-style-name="Standard" style:family="paragraph">
      <style:paragraph-properties fo:text-align="justify"/>
    </style:style>
    <style:style style:name="T354" style:parent-style-name="Шрифтабзацузазамовчуванням" style:family="text">
      <style:text-properties fo:font-weight="bold" style:font-weight-asian="bold" style:font-weight-complex="bold"/>
    </style:style>
    <style:style style:name="T355" style:parent-style-name="Шрифтабзацузазамовчуванням" style:family="text">
      <style:text-properties fo:language="en" fo:country="US"/>
    </style:style>
    <style:style style:name="T356" style:parent-style-name="Шрифтабзацузазамовчуванням" style:family="text">
      <style:text-properties fo:language="en" fo:country="US"/>
    </style:style>
    <style:style style:name="P357" style:parent-style-name="Standard" style:family="paragraph">
      <style:paragraph-properties fo:text-align="justify"/>
    </style:style>
    <style:style style:name="T358" style:parent-style-name="Шрифтабзацузазамовчуванням" style:family="text">
      <style:text-properties fo:font-weight="bold" style:font-weight-asian="bold" style:font-weight-complex="bold"/>
    </style:style>
    <style:style style:name="P359" style:parent-style-name="Standard" style:family="paragraph">
      <style:paragraph-properties fo:text-align="justify"/>
    </style:style>
    <style:style style:name="T360" style:parent-style-name="Шрифтабзацузазамовчуванням" style:family="text">
      <style:text-properties fo:font-weight="bold" style:font-weight-asian="bold" style:font-weight-complex="bold"/>
    </style:style>
    <style:style style:name="P361" style:parent-style-name="Standard" style:family="paragraph">
      <style:paragraph-properties fo:text-align="justify"/>
    </style:style>
    <style:style style:name="T362" style:parent-style-name="Шрифтабзацузазамовчуванням" style:family="text">
      <style:text-properties fo:font-weight="bold" style:font-weight-asian="bold" style:font-weight-complex="bold"/>
    </style:style>
    <style:style style:name="P363" style:parent-style-name="Standard" style:family="paragraph">
      <style:paragraph-properties fo:text-align="justify"/>
    </style:style>
    <style:style style:name="T364" style:parent-style-name="Шрифтабзацузазамовчуванням" style:family="text">
      <style:text-properties fo:font-weight="bold" style:font-weight-asian="bold" style:font-weight-complex="bold"/>
    </style:style>
    <style:style style:name="T365" style:parent-style-name="Шрифтабзацузазамовчуванням" style:family="text">
      <style:text-properties fo:language="en" fo:country="US"/>
    </style:style>
    <style:style style:name="T366" style:parent-style-name="Шрифтабзацузазамовчуванням" style:family="text">
      <style:text-properties fo:language="en" fo:country="US"/>
    </style:style>
    <style:style style:name="P367" style:parent-style-name="Standard" style:family="paragraph">
      <style:paragraph-properties fo:text-align="justify"/>
    </style:style>
    <style:style style:name="T368" style:parent-style-name="Шрифтабзацузазамовчуванням" style:family="text">
      <style:text-properties fo:font-weight="bold" style:font-weight-asian="bold" style:font-weight-complex="bold"/>
    </style:style>
    <style:style style:name="P369" style:parent-style-name="Standard" style:family="paragraph">
      <style:paragraph-properties fo:text-align="justify"/>
    </style:style>
    <style:style style:name="P370" style:parent-style-name="Standard" style:family="paragraph">
      <style:paragraph-properties fo:text-align="justify"/>
    </style:style>
    <style:style style:name="P371" style:parent-style-name="Standard" style:family="paragraph">
      <style:paragraph-properties fo:text-align="center"/>
    </style:style>
    <style:style style:name="T372" style:parent-style-name="Шрифтабзацузазамовчуванням" style:family="text">
      <style:text-properties fo:font-weight="bold" style:font-weight-asian="bold" style:font-weight-complex="bold"/>
    </style:style>
    <style:style style:name="T37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74" style:parent-style-name="Шрифтабзацузазамовчуванням" style:family="text">
      <style:text-properties fo:font-weight="bold" style:font-weight-asian="bold" style:font-weight-complex="bold"/>
    </style:style>
    <style:style style:name="T37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76" style:parent-style-name="Шрифтабзацузазамовчуванням" style:family="text">
      <style:text-properties fo:font-weight="bold" style:font-weight-asian="bold" style:font-weight-complex="bold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text-align="justify"/>
    </style:style>
    <style:style style:name="P380" style:parent-style-name="Standard" style:family="paragraph">
      <style:paragraph-properties fo:text-align="justify"/>
    </style:style>
    <style:style style:name="T381" style:parent-style-name="Шрифтабзацузазамовчуванням" style:family="text">
      <style:text-properties fo:language="en" fo:country="US"/>
    </style:style>
    <style:style style:name="P382" style:parent-style-name="Standard" style:family="paragraph">
      <style:paragraph-properties fo:text-align="justify"/>
    </style:style>
    <style:style style:name="P383" style:parent-style-name="Standard" style:family="paragraph">
      <style:paragraph-properties fo:text-align="justify"/>
    </style:style>
    <style:style style:name="P384" style:parent-style-name="Standard" style:family="paragraph">
      <style:paragraph-properties fo:text-align="justify"/>
    </style:style>
    <style:style style:name="T385" style:parent-style-name="Шрифтабзацузазамовчуванням" style:family="text">
      <style:text-properties fo:language="en" fo:country="US"/>
    </style:style>
    <style:style style:name="P386" style:parent-style-name="Standard" style:family="paragraph">
      <style:paragraph-properties fo:text-align="justify"/>
    </style:style>
    <style:style style:name="P387" style:parent-style-name="Standard" style:family="paragraph">
      <style:paragraph-properties fo:text-align="justify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</style:style>
    <style:style style:name="T391" style:parent-style-name="Шрифтабзацузазамовчуванням" style:family="text">
      <style:text-properties fo:language="en" fo:country="US"/>
    </style:style>
    <style:style style:name="P392" style:parent-style-name="Standard" style:family="paragraph">
      <style:paragraph-properties fo:text-align="justify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justify"/>
    </style:style>
    <style:style style:name="P396" style:parent-style-name="Standard" style:family="paragraph">
      <style:paragraph-properties fo:text-align="justify"/>
      <style:text-properties fo:language="en" fo:country="US"/>
    </style:style>
    <style:style style:name="P397" style:parent-style-name="Standard" style:family="paragraph">
      <style:paragraph-properties fo:text-align="justify"/>
      <style:text-properties fo:language="en" fo:country="US"/>
    </style:style>
    <style:style style:name="P3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9" style:parent-style-name="Standard" style:family="paragraph">
      <style:paragraph-properties fo:text-align="center"/>
      <style:text-properties fo:language="en" fo:country="US"/>
    </style:style>
    <style:style style:name="P400" style:parent-style-name="Standard" style:family="paragraph">
      <style:paragraph-properties fo:text-align="justify"/>
    </style:style>
    <style:style style:name="T40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02" style:parent-style-name="Шрифтабзацузазамовчуванням" style:family="text">
      <style:text-properties fo:language="en" fo:country="US"/>
    </style:style>
    <style:style style:name="T403" style:parent-style-name="Шрифтабзацузазамовчуванням" style:family="text">
      <style:text-properties fo:language="en" fo:country="US"/>
    </style:style>
    <style:style style:name="T404" style:parent-style-name="Шрифтабзацузазамовчуванням" style:family="text">
      <style:text-properties fo:language="en" fo:country="US"/>
    </style:style>
    <style:style style:name="T405" style:parent-style-name="Шрифтабзацузазамовчуванням" style:family="text">
      <style:text-properties fo:language="en" fo:country="US"/>
    </style:style>
    <style:style style:name="P406" style:parent-style-name="Standard" style:family="paragraph">
      <style:paragraph-properties fo:text-align="justify"/>
    </style:style>
    <style:style style:name="T4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08" style:parent-style-name="Шрифтабзацузазамовчуванням" style:family="text">
      <style:text-properties fo:language="en" fo:country="US"/>
    </style:style>
    <style:style style:name="P409" style:parent-style-name="Standard" style:family="paragraph">
      <style:paragraph-properties fo:text-align="justify"/>
    </style:style>
    <style:style style:name="T41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11" style:parent-style-name="Шрифтабзацузазамовчуванням" style:family="text">
      <style:text-properties fo:language="en" fo:country="US"/>
    </style:style>
    <style:style style:name="P412" style:parent-style-name="Standard" style:family="paragraph">
      <style:paragraph-properties fo:text-align="justify"/>
    </style:style>
    <style:style style:name="T41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14" style:parent-style-name="Шрифтабзацузазамовчуванням" style:family="text">
      <style:text-properties fo:language="en" fo:country="US"/>
    </style:style>
    <style:style style:name="T415" style:parent-style-name="Шрифтабзацузазамовчуванням" style:family="text">
      <style:text-properties fo:language="en" fo:country="US"/>
    </style:style>
    <style:style style:name="P416" style:parent-style-name="Standard" style:family="paragraph">
      <style:paragraph-properties fo:text-align="justify"/>
      <style:text-properties fo:language="en" fo:country="US"/>
    </style:style>
    <style:style style:name="P417" style:parent-style-name="Standard" style:family="paragraph">
      <style:paragraph-properties fo:text-align="justify"/>
      <style:text-properties fo:language="en" fo:country="US"/>
    </style:style>
    <style:style style:name="P418" style:parent-style-name="Standard" style:family="paragraph">
      <style:paragraph-properties fo:text-align="justify"/>
      <style:text-properties fo:language="en" fo:country="US"/>
    </style:style>
    <style:style style:name="P419" style:parent-style-name="Standard" style:family="paragraph">
      <style:paragraph-properties fo:text-align="center"/>
    </style:style>
    <style:style style:name="T420" style:parent-style-name="Шрифтабзацузазамовчуванням" style:family="text">
      <style:text-properties fo:font-weight="bold" style:font-weight-asian="bold" style:font-weight-complex="bold"/>
    </style:style>
    <style:style style:name="T42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22" style:parent-style-name="Шрифтабзацузазамовчуванням" style:family="text">
      <style:text-properties fo:font-weight="bold" style:font-weight-asian="bold" style:font-weight-complex="bold"/>
    </style:style>
    <style:style style:name="P423" style:parent-style-name="Standard" style:family="paragraph">
      <style:paragraph-properties fo:text-align="center"/>
    </style:style>
    <style:style style:name="P424" style:parent-style-name="Standard" style:family="paragraph">
      <style:paragraph-properties fo:text-align="justify"/>
    </style:style>
    <style:style style:name="T425" style:parent-style-name="Шрифтабзацузазамовчуванням" style:family="text">
      <style:text-properties fo:language="en" fo:country="US"/>
    </style:style>
    <style:style style:name="T426" style:parent-style-name="Шрифтабзацузазамовчуванням" style:family="text">
      <style:text-properties fo:language="en" fo:country="US"/>
    </style:style>
    <style:style style:name="P427" style:parent-style-name="Standard" style:family="paragraph">
      <style:paragraph-properties fo:text-align="justify"/>
    </style:style>
    <style:style style:name="P428" style:parent-style-name="Standard" style:family="paragraph">
      <style:paragraph-properties fo:text-align="justify"/>
    </style:style>
    <style:style style:name="T429" style:parent-style-name="Шрифтабзацузазамовчуванням" style:family="text">
      <style:text-properties fo:font-weight="bold" style:font-weight-asian="bold" style:font-weight-complex="bold"/>
    </style:style>
    <style:style style:name="P430" style:parent-style-name="Standard" style:family="paragraph">
      <style:paragraph-properties fo:text-align="justify"/>
    </style:style>
    <style:style style:name="T431" style:parent-style-name="Шрифтабзацузазамовчуванням" style:family="text">
      <style:text-properties fo:font-weight="bold" style:font-weight-asian="bold" style:font-weight-complex="bold"/>
    </style:style>
    <style:style style:name="P4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34" style:parent-style-name="Standard" style:family="paragraph">
      <style:paragraph-properties fo:text-align="justify"/>
    </style:style>
    <style:style style:name="T435" style:parent-style-name="Шрифтабзацузазамовчуванням" style:family="text">
      <style:text-properties fo:font-weight="bold" style:font-weight-asian="bold" style:font-weight-complex="bold"/>
    </style:style>
    <style:style style:name="T4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37" style:parent-style-name="Standard" style:family="paragraph">
      <style:paragraph-properties fo:text-align="justify"/>
    </style:style>
    <style:style style:name="P438" style:parent-style-name="Standard" style:family="paragraph">
      <style:paragraph-properties fo:text-align="justify"/>
    </style:style>
    <style:style style:name="P439" style:parent-style-name="Standard" style:family="paragraph">
      <style:paragraph-properties fo:text-align="justify"/>
    </style:style>
    <style:style style:name="T440" style:parent-style-name="Шрифтабзацузазамовчуванням" style:family="text">
      <style:text-properties fo:font-weight="bold" style:font-weight-asian="bold" style:font-weight-complex="bold"/>
    </style:style>
    <style:style style:name="T44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2" style:parent-style-name="Шрифтабзацузазамовчуванням" style:family="text">
      <style:text-properties fo:font-weight="bold" style:font-weight-asian="bold" style:font-weight-complex="bold"/>
    </style:style>
    <style:style style:name="T443" style:parent-style-name="Шрифтабзацузазамовчуванням" style:family="text">
      <style:text-properties fo:language="en" fo:country="US"/>
    </style:style>
    <style:style style:name="P444" style:parent-style-name="Standard" style:family="paragraph">
      <style:paragraph-properties fo:text-align="justify"/>
    </style:style>
    <style:style style:name="T445" style:parent-style-name="Шрифтабзацузазамовчуванням" style:family="text">
      <style:text-properties fo:language="en" fo:country="US"/>
    </style:style>
    <style:style style:name="T44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47" style:parent-style-name="Standard" style:family="paragraph">
      <style:paragraph-properties fo:text-align="justify"/>
    </style:style>
    <style:style style:name="T448" style:parent-style-name="Шрифтабзацузазамовчуванням" style:family="text">
      <style:text-properties fo:language="en" fo:country="US"/>
    </style:style>
    <style:style style:name="T4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50" style:parent-style-name="Standard" style:family="paragraph">
      <style:paragraph-properties fo:text-align="justify"/>
    </style:style>
    <style:style style:name="T451" style:parent-style-name="Шрифтабзацузазамовчуванням" style:family="text">
      <style:text-properties fo:font-weight="bold" style:font-weight-asian="bold" style:font-weight-complex="bold"/>
    </style:style>
    <style:style style:name="T45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3" style:parent-style-name="Шрифтабзацузазамовчуванням" style:family="text">
      <style:text-properties fo:font-weight="bold" style:font-weight-asian="bold" style:font-weight-complex="bold"/>
    </style:style>
    <style:style style:name="P454" style:parent-style-name="Standard" style:family="paragraph">
      <style:paragraph-properties fo:text-align="justify"/>
    </style:style>
    <style:style style:name="P455" style:parent-style-name="Standard" style:family="paragraph">
      <style:paragraph-properties fo:text-align="justify"/>
    </style:style>
    <style:style style:name="P456" style:parent-style-name="Standard" style:family="paragraph">
      <style:paragraph-properties fo:text-align="justify"/>
    </style:style>
    <style:style style:name="T457" style:parent-style-name="Шрифтабзацузазамовчуванням" style:family="text">
      <style:text-properties fo:font-weight="bold" style:font-weight-asian="bold" style:font-weight-complex="bold"/>
    </style:style>
    <style:style style:name="P458" style:parent-style-name="Standard" style:family="paragraph">
      <style:paragraph-properties fo:text-align="justify"/>
    </style:style>
    <style:style style:name="T459" style:parent-style-name="Шрифтабзацузазамовчуванням" style:family="text">
      <style:text-properties fo:font-weight="bold" style:font-weight-asian="bold" style:font-weight-complex="bold"/>
    </style:style>
    <style:style style:name="T46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1" style:parent-style-name="Шрифтабзацузазамовчуванням" style:family="text">
      <style:text-properties fo:font-weight="bold" style:font-weight-asian="bold" style:font-weight-complex="bold"/>
    </style:style>
    <style:style style:name="T462" style:parent-style-name="Шрифтабзацузазамовчуванням" style:family="text">
      <style:text-properties fo:language="en" fo:country="US"/>
    </style:style>
    <style:style style:name="P463" style:parent-style-name="Standard" style:family="paragraph">
      <style:paragraph-properties fo:text-align="justify"/>
    </style:style>
    <style:style style:name="T464" style:parent-style-name="Шрифтабзацузазамовчуванням" style:family="text">
      <style:text-properties fo:font-weight="bold" style:font-weight-asian="bold" style:font-weight-complex="bold"/>
    </style:style>
    <style:style style:name="P465" style:parent-style-name="Standard" style:family="paragraph">
      <style:paragraph-properties fo:text-align="justify"/>
    </style:style>
    <style:style style:name="T466" style:parent-style-name="Шрифтабзацузазамовчуванням" style:family="text">
      <style:text-properties fo:font-weight="bold" style:font-weight-asian="bold" style:font-weight-complex="bold"/>
    </style:style>
    <style:style style:name="T46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8" style:parent-style-name="Шрифтабзацузазамовчуванням" style:family="text">
      <style:text-properties fo:language="en" fo:country="US"/>
    </style:style>
    <style:style style:name="P469" style:parent-style-name="Standard" style:family="paragraph">
      <style:paragraph-properties fo:text-align="justify"/>
    </style:style>
    <style:style style:name="P470" style:parent-style-name="Standard" style:family="paragraph">
      <style:paragraph-properties fo:text-align="justify"/>
    </style:style>
    <style:style style:name="P471" style:parent-style-name="Standard" style:family="paragraph">
      <style:paragraph-properties fo:text-align="justify"/>
    </style:style>
    <style:style style:name="P472" style:parent-style-name="Standard" style:family="paragraph">
      <style:paragraph-properties fo:text-align="justify"/>
    </style:style>
    <style:style style:name="P473" style:parent-style-name="Standard" style:family="paragraph">
      <style:paragraph-properties fo:text-align="justify"/>
    </style:style>
    <style:style style:name="P474" style:parent-style-name="Standard" style:family="paragraph">
      <style:paragraph-properties fo:text-align="justify"/>
    </style:style>
    <style:style style:name="P475" style:parent-style-name="Standard" style:family="paragraph">
      <style:paragraph-properties fo:text-align="justify"/>
    </style:style>
    <style:style style:name="T476" style:parent-style-name="Шрифтабзацузазамовчуванням" style:family="text">
      <style:text-properties fo:font-weight="bold" style:font-weight-asian="bold" style:font-weight-complex="bold"/>
    </style:style>
    <style:style style:name="P477" style:parent-style-name="Standard" style:family="paragraph">
      <style:paragraph-properties fo:text-align="justify"/>
    </style:style>
    <style:style style:name="T478" style:parent-style-name="Шрифтабзацузазамовчуванням" style:family="text">
      <style:text-properties fo:font-weight="bold" style:font-weight-asian="bold" style:font-weight-complex="bold"/>
    </style:style>
    <style:style style:name="P479" style:parent-style-name="Standard" style:family="paragraph">
      <style:paragraph-properties fo:text-align="justify"/>
    </style:style>
    <style:style style:name="T480" style:parent-style-name="Шрифтабзацузазамовчуванням" style:family="text">
      <style:text-properties fo:font-weight="bold" style:font-weight-asian="bold" style:font-weight-complex="bold"/>
    </style:style>
    <style:style style:name="P481" style:parent-style-name="Standard" style:family="paragraph">
      <style:paragraph-properties fo:text-align="justify"/>
    </style:style>
    <style:style style:name="T482" style:parent-style-name="Шрифтабзацузазамовчуванням" style:family="text">
      <style:text-properties fo:font-weight="bold" style:font-weight-asian="bold" style:font-weight-complex="bold"/>
    </style:style>
    <style:style style:name="P483" style:parent-style-name="Standard" style:family="paragraph">
      <style:paragraph-properties fo:text-align="justify"/>
    </style:style>
    <style:style style:name="P484" style:parent-style-name="Standard" style:family="paragraph">
      <style:paragraph-properties fo:text-align="justify"/>
    </style:style>
    <style:style style:name="P48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8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87" style:parent-style-name="Standard" style:family="paragraph">
      <style:paragraph-properties fo:text-align="justify"/>
    </style:style>
    <style:style style:name="T488" style:parent-style-name="Шрифтабзацузазамовчуванням" style:family="text">
      <style:text-properties fo:font-weight="bold" style:font-weight-asian="bold" style:font-weight-complex="bold"/>
    </style:style>
    <style:style style:name="P489" style:parent-style-name="Standard" style:family="paragraph">
      <style:paragraph-properties fo:text-align="justify"/>
    </style:style>
    <style:style style:name="T490" style:parent-style-name="Шрифтабзацузазамовчуванням" style:family="text">
      <style:text-properties fo:font-weight="bold" style:font-weight-asian="bold" style:font-weight-complex="bold"/>
    </style:style>
    <style:style style:name="P491" style:parent-style-name="Standard" style:family="paragraph">
      <style:paragraph-properties fo:text-align="justify"/>
    </style:style>
    <style:style style:name="T492" style:parent-style-name="Шрифтабзацузазамовчуванням" style:family="text">
      <style:text-properties fo:font-weight="bold" style:font-weight-asian="bold" style:font-weight-complex="bold"/>
    </style:style>
    <style:style style:name="P493" style:parent-style-name="Standard" style:family="paragraph">
      <style:paragraph-properties fo:text-align="justify"/>
    </style:style>
    <style:style style:name="P494" style:parent-style-name="Standard" style:family="paragraph">
      <style:paragraph-properties fo:text-align="justify"/>
    </style:style>
    <style:style style:name="P495" style:parent-style-name="Standard" style:family="paragraph">
      <style:paragraph-properties fo:text-align="justify"/>
    </style:style>
    <style:style style:name="T496" style:parent-style-name="Шрифтабзацузазамовчуванням" style:family="text">
      <style:text-properties fo:font-weight="bold" style:font-weight-asian="bold" style:font-weight-complex="bold"/>
    </style:style>
    <style:style style:name="P497" style:parent-style-name="Standard" style:family="paragraph">
      <style:paragraph-properties fo:text-align="justify"/>
    </style:style>
    <style:style style:name="T4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99" style:parent-style-name="Шрифтабзацузазамовчуванням" style:family="text">
      <style:text-properties fo:font-weight="bold" style:font-weight-asian="bold" style:font-weight-complex="bold"/>
    </style:style>
    <style:style style:name="P50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01" style:parent-style-name="Standard" style:family="paragraph">
      <style:paragraph-properties fo:text-align="justify"/>
    </style:style>
    <style:style style:name="T502" style:parent-style-name="Шрифтабзацузазамовчуванням" style:family="text">
      <style:text-properties fo:font-weight="bold" style:font-weight-asian="bold" style:font-weight-complex="bold"/>
    </style:style>
    <style:style style:name="P503" style:parent-style-name="Standard" style:family="paragraph">
      <style:paragraph-properties fo:text-align="justify"/>
    </style:style>
    <style:style style:name="T504" style:parent-style-name="Шрифтабзацузазамовчуванням" style:family="text">
      <style:text-properties fo:font-weight="bold" style:font-weight-asian="bold" style:font-weight-complex="bold"/>
    </style:style>
    <style:style style:name="P505" style:parent-style-name="Standard" style:family="paragraph">
      <style:paragraph-properties fo:text-align="justify"/>
    </style:style>
    <style:style style:name="T506" style:parent-style-name="Шрифтабзацузазамовчуванням" style:family="text">
      <style:text-properties fo:font-weight="bold" style:font-weight-asian="bold" style:font-weight-complex="bold"/>
    </style:style>
    <style:style style:name="P507" style:parent-style-name="Standard" style:family="paragraph">
      <style:paragraph-properties fo:text-align="justify"/>
    </style:style>
    <style:style style:name="T508" style:parent-style-name="Шрифтабзацузазамовчуванням" style:family="text">
      <style:text-properties fo:font-weight="bold" style:font-weight-asian="bold" style:font-weight-complex="bold"/>
    </style:style>
    <style:style style:name="P509" style:parent-style-name="Standard" style:family="paragraph">
      <style:paragraph-properties fo:text-align="justify"/>
    </style:style>
    <style:style style:name="P510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511" style:parent-style-name="Standard" style:family="paragraph">
      <style:paragraph-properties fo:text-align="justify"/>
    </style:style>
    <style:style style:name="T512" style:parent-style-name="Шрифтабзацузазамовчуванням" style:family="text">
      <style:text-properties fo:font-weight="bold" style:font-weight-asian="bold" style:font-weight-complex="bold"/>
    </style:style>
    <style:style style:name="P513" style:parent-style-name="Standard" style:family="paragraph">
      <style:paragraph-properties fo:text-align="justify"/>
    </style:style>
    <style:style style:name="T514" style:parent-style-name="Шрифтабзацузазамовчуванням" style:family="text">
      <style:text-properties fo:font-weight="bold" style:font-weight-asian="bold" style:font-weight-complex="bold"/>
    </style:style>
    <style:style style:name="P515" style:parent-style-name="Standard" style:family="paragraph">
      <style:paragraph-properties fo:text-align="justify"/>
    </style:style>
    <style:style style:name="T516" style:parent-style-name="Шрифтабзацузазамовчуванням" style:family="text">
      <style:text-properties fo:font-weight="bold" style:font-weight-asian="bold" style:font-weight-complex="bold"/>
    </style:style>
    <style:style style:name="P517" style:parent-style-name="Standard" style:family="paragraph">
      <style:paragraph-properties fo:text-align="justify"/>
    </style:style>
    <style:style style:name="T518" style:parent-style-name="Шрифтабзацузазамовчуванням" style:family="text">
      <style:text-properties fo:font-weight="bold" style:font-weight-asian="bold" style:font-weight-complex="bold"/>
    </style:style>
    <style:style style:name="P519" style:parent-style-name="Standard" style:family="paragraph">
      <style:paragraph-properties fo:text-align="justify"/>
    </style:style>
    <style:style style:name="T520" style:parent-style-name="Шрифтабзацузазамовчуванням" style:family="text">
      <style:text-properties fo:font-weight="bold" style:font-weight-asian="bold" style:font-weight-complex="bold"/>
    </style:style>
    <style:style style:name="P521" style:parent-style-name="Standard" style:family="paragraph">
      <style:paragraph-properties fo:text-align="justify"/>
    </style:style>
    <style:style style:name="T522" style:parent-style-name="Шрифтабзацузазамовчуванням" style:family="text">
      <style:text-properties fo:font-weight="bold" style:font-weight-asian="bold" style:font-weight-complex="bold"/>
    </style:style>
    <style:style style:name="P523" style:parent-style-name="Standard" style:family="paragraph">
      <style:paragraph-properties fo:text-align="justify"/>
    </style:style>
    <style:style style:name="T524" style:parent-style-name="Шрифтабзацузазамовчуванням" style:family="text">
      <style:text-properties fo:font-weight="bold" style:font-weight-asian="bold" style:font-weight-complex="bold"/>
    </style:style>
    <style:style style:name="P525" style:parent-style-name="Standard" style:family="paragraph">
      <style:paragraph-properties fo:text-align="justify"/>
    </style:style>
    <style:style style:name="T52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7" style:parent-style-name="Шрифтабзацузазамовчуванням" style:family="text">
      <style:text-properties fo:language="en" fo:country="US"/>
    </style:style>
    <style:style style:name="T528" style:parent-style-name="Шрифтабзацузазамовчуванням" style:family="text">
      <style:text-properties fo:language="en" fo:country="US"/>
    </style:style>
    <style:style style:name="T529" style:parent-style-name="Шрифтабзацузазамовчуванням" style:family="text">
      <style:text-properties fo:language="en" fo:country="US"/>
    </style:style>
    <style:style style:name="P530" style:parent-style-name="Standard" style:family="paragraph">
      <style:paragraph-properties fo:text-align="justify"/>
    </style:style>
    <style:style style:name="T531" style:parent-style-name="Шрифтабзацузазамовчуванням" style:family="text">
      <style:text-properties fo:font-weight="bold" style:font-weight-asian="bold" style:font-weight-complex="bold"/>
    </style:style>
    <style:style style:name="P532" style:parent-style-name="Standard" style:family="paragraph">
      <style:paragraph-properties fo:text-align="justify"/>
    </style:style>
    <style:style style:name="P533" style:parent-style-name="Standard" style:family="paragraph">
      <style:paragraph-properties fo:text-align="justify"/>
    </style:style>
    <style:style style:name="P534" style:parent-style-name="Standard" style:family="paragraph">
      <style:paragraph-properties fo:text-align="justify"/>
    </style:style>
    <style:style style:name="T535" style:parent-style-name="Шрифтабзацузазамовчуванням" style:family="text">
      <style:text-properties fo:font-weight="bold" style:font-weight-asian="bold" style:font-weight-complex="bold"/>
    </style:style>
    <style:style style:name="T536" style:parent-style-name="Шрифтабзацузазамовчуванням" style:family="text">
      <style:text-properties fo:font-weight="bold" style:font-weight-asian="bold" style:font-weight-complex="bold"/>
    </style:style>
    <style:style style:name="T537" style:parent-style-name="Шрифтабзацузазамовчуванням" style:family="text">
      <style:text-properties fo:font-weight="bold" style:font-weight-asian="bold" style:font-weight-complex="bold"/>
    </style:style>
    <style:style style:name="P538" style:parent-style-name="Standard" style:family="paragraph">
      <style:paragraph-properties fo:text-align="justify"/>
    </style:style>
    <style:style style:name="T539" style:parent-style-name="Шрифтабзацузазамовчуванням" style:family="text">
      <style:text-properties fo:font-weight="bold" style:font-weight-asian="bold" style:font-weight-complex="bold"/>
    </style:style>
    <style:style style:name="T540" style:parent-style-name="Шрифтабзацузазамовчуванням" style:family="text">
      <style:text-properties fo:font-weight="bold" style:font-weight-asian="bold" style:font-weight-complex="bold"/>
    </style:style>
    <style:style style:name="P5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42" style:parent-style-name="Standard" style:family="paragraph">
      <style:paragraph-properties fo:text-align="justify"/>
    </style:style>
    <style:style style:name="T543" style:parent-style-name="Шрифтабзацузазамовчуванням" style:family="text">
      <style:text-properties fo:font-weight="bold" style:font-weight-asian="bold" style:font-weight-complex="bold"/>
    </style:style>
    <style:style style:name="P544" style:parent-style-name="Standard" style:family="paragraph">
      <style:paragraph-properties fo:text-align="justify"/>
    </style:style>
    <style:style style:name="T54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6" style:parent-style-name="Шрифтабзацузазамовчуванням" style:family="text">
      <style:text-properties fo:language="en" fo:country="US"/>
    </style:style>
    <style:style style:name="T547" style:parent-style-name="Шрифтабзацузазамовчуванням" style:family="text">
      <style:text-properties fo:language="en" fo:country="US"/>
    </style:style>
    <style:style style:name="T548" style:parent-style-name="Шрифтабзацузазамовчуванням" style:family="text">
      <style:text-properties fo:language="en" fo:country="US"/>
    </style:style>
    <style:style style:name="P549" style:parent-style-name="Standard" style:family="paragraph">
      <style:paragraph-properties fo:text-align="justify"/>
    </style:style>
    <style:style style:name="T550" style:parent-style-name="Шрифтабзацузазамовчуванням" style:family="text">
      <style:text-properties fo:font-weight="bold" style:font-weight-asian="bold" style:font-weight-complex="bold"/>
    </style:style>
    <style:style style:name="P551" style:parent-style-name="Standard" style:family="paragraph">
      <style:paragraph-properties fo:text-align="justify"/>
    </style:style>
    <style:style style:name="P552" style:parent-style-name="Standard" style:family="paragraph">
      <style:paragraph-properties fo:text-align="justify"/>
    </style:style>
    <style:style style:name="P553" style:parent-style-name="Standard" style:family="paragraph">
      <style:paragraph-properties fo:text-align="justify"/>
    </style:style>
    <style:style style:name="T554" style:parent-style-name="Шрифтабзацузазамовчуванням" style:family="text">
      <style:text-properties fo:font-weight="bold" style:font-weight-asian="bold" style:font-weight-complex="bold"/>
    </style:style>
    <style:style style:name="P555" style:parent-style-name="Standard" style:family="paragraph">
      <style:paragraph-properties fo:text-align="justify"/>
    </style:style>
    <style:style style:name="T556" style:parent-style-name="Шрифтабзацузазамовчуванням" style:family="text">
      <style:text-properties fo:font-weight="bold" style:font-weight-asian="bold" style:font-weight-complex="bold"/>
    </style:style>
    <style:style style:name="P557" style:parent-style-name="Standard" style:family="paragraph">
      <style:paragraph-properties fo:text-align="justify"/>
    </style:style>
    <style:style style:name="T558" style:parent-style-name="Шрифтабзацузазамовчуванням" style:family="text">
      <style:text-properties fo:font-weight="bold" style:font-weight-asian="bold" style:font-weight-complex="bold"/>
    </style:style>
    <style:style style:name="P559" style:parent-style-name="Standard" style:family="paragraph">
      <style:paragraph-properties fo:text-align="justify"/>
    </style:style>
    <style:style style:name="T560" style:parent-style-name="Шрифтабзацузазамовчуванням" style:family="text">
      <style:text-properties fo:font-weight="bold" style:font-weight-asian="bold" style:font-weight-complex="bold"/>
    </style:style>
    <style:style style:name="P561" style:parent-style-name="Standard" style:family="paragraph">
      <style:paragraph-properties fo:text-align="justify"/>
    </style:style>
    <style:style style:name="T562" style:parent-style-name="Шрифтабзацузазамовчуванням" style:family="text">
      <style:text-properties fo:font-weight="bold" style:font-weight-asian="bold" style:font-weight-complex="bold"/>
    </style:style>
    <style:style style:name="T563" style:parent-style-name="Шрифтабзацузазамовчуванням" style:family="text">
      <style:text-properties fo:language="en" fo:country="US"/>
    </style:style>
    <style:style style:name="P564" style:parent-style-name="Standard" style:family="paragraph">
      <style:paragraph-properties fo:text-align="justify"/>
    </style:style>
    <style:style style:name="T565" style:parent-style-name="Шрифтабзацузазамовчуванням" style:family="text">
      <style:text-properties fo:font-weight="bold" style:font-weight-asian="bold" style:font-weight-complex="bold"/>
    </style:style>
    <style:style style:name="T56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67" style:parent-style-name="Шрифтабзацузазамовчуванням" style:family="text">
      <style:text-properties fo:language="en" fo:country="US"/>
    </style:style>
    <style:style style:name="T568" style:parent-style-name="Шрифтабзацузазамовчуванням" style:family="text">
      <style:text-properties fo:language="en" fo:country="US"/>
    </style:style>
    <style:style style:name="T569" style:parent-style-name="Шрифтабзацузазамовчуванням" style:family="text">
      <style:text-properties fo:language="en" fo:country="US"/>
    </style:style>
    <style:style style:name="P570" style:parent-style-name="Standard" style:family="paragraph">
      <style:paragraph-properties fo:text-align="justify"/>
    </style:style>
    <style:style style:name="T571" style:parent-style-name="Шрифтабзацузазамовчуванням" style:family="text">
      <style:text-properties fo:font-weight="bold" style:font-weight-asian="bold" style:font-weight-complex="bold"/>
    </style:style>
    <style:style style:name="P572" style:parent-style-name="Standard" style:family="paragraph">
      <style:paragraph-properties fo:text-align="justify"/>
    </style:style>
    <style:style style:name="P573" style:parent-style-name="Standard" style:family="paragraph">
      <style:paragraph-properties fo:text-align="justify"/>
    </style:style>
    <style:style style:name="P574" style:parent-style-name="Standard" style:family="paragraph">
      <style:paragraph-properties fo:text-align="justify"/>
    </style:style>
    <style:style style:name="T575" style:parent-style-name="Шрифтабзацузазамовчуванням" style:family="text">
      <style:text-properties fo:font-weight="bold" style:font-weight-asian="bold" style:font-weight-complex="bold"/>
    </style:style>
    <style:style style:name="P576" style:parent-style-name="Standard" style:family="paragraph">
      <style:paragraph-properties fo:text-align="justify"/>
    </style:style>
    <style:style style:name="T577" style:parent-style-name="Шрифтабзацузазамовчуванням" style:family="text">
      <style:text-properties fo:font-weight="bold" style:font-weight-asian="bold" style:font-weight-complex="bold"/>
    </style:style>
    <style:style style:name="P578" style:parent-style-name="Standard" style:family="paragraph">
      <style:paragraph-properties fo:text-align="justify"/>
    </style:style>
    <style:style style:name="T579" style:parent-style-name="Шрифтабзацузазамовчуванням" style:family="text">
      <style:text-properties fo:font-weight="bold" style:font-weight-asian="bold" style:font-weight-complex="bold"/>
    </style:style>
    <style:style style:name="T580" style:parent-style-name="Шрифтабзацузазамовчуванням" style:family="text">
      <style:text-properties fo:language="en" fo:country="US"/>
    </style:style>
    <style:style style:name="P581" style:parent-style-name="Standard" style:family="paragraph">
      <style:paragraph-properties fo:text-align="justify"/>
    </style:style>
    <style:style style:name="T582" style:parent-style-name="Шрифтабзацузазамовчуванням" style:family="text">
      <style:text-properties fo:font-weight="bold" style:font-weight-asian="bold" style:font-weight-complex="bold"/>
    </style:style>
    <style:style style:name="T58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84" style:parent-style-name="Шрифтабзацузазамовчуванням" style:family="text">
      <style:text-properties fo:language="en" fo:country="US"/>
    </style:style>
    <style:style style:name="T585" style:parent-style-name="Шрифтабзацузазамовчуванням" style:family="text">
      <style:text-properties fo:language="en" fo:country="US"/>
    </style:style>
    <style:style style:name="T586" style:parent-style-name="Шрифтабзацузазамовчуванням" style:family="text">
      <style:text-properties fo:language="en" fo:country="US"/>
    </style:style>
    <style:style style:name="P587" style:parent-style-name="Standard" style:family="paragraph">
      <style:paragraph-properties fo:text-align="justify"/>
    </style:style>
    <style:style style:name="T588" style:parent-style-name="Шрифтабзацузазамовчуванням" style:family="text">
      <style:text-properties fo:font-weight="bold" style:font-weight-asian="bold" style:font-weight-complex="bold"/>
    </style:style>
    <style:style style:name="P589" style:parent-style-name="Standard" style:family="paragraph">
      <style:paragraph-properties fo:text-align="justify"/>
    </style:style>
    <style:style style:name="P590" style:parent-style-name="Standard" style:family="paragraph">
      <style:paragraph-properties fo:text-align="justify"/>
    </style:style>
    <style:style style:name="P591" style:parent-style-name="Standard" style:family="paragraph">
      <style:paragraph-properties fo:text-align="justify"/>
    </style:style>
    <style:style style:name="T592" style:parent-style-name="Шрифтабзацузазамовчуванням" style:family="text">
      <style:text-properties fo:font-weight="bold" style:font-weight-asian="bold" style:font-weight-complex="bold"/>
    </style:style>
    <style:style style:name="T59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94" style:parent-style-name="Standard" style:family="paragraph">
      <style:paragraph-properties fo:text-align="justify"/>
    </style:style>
    <style:style style:name="T595" style:parent-style-name="Шрифтабзацузазамовчуванням" style:family="text">
      <style:text-properties fo:font-weight="bold" style:font-weight-asian="bold" style:font-weight-complex="bold"/>
    </style:style>
    <style:style style:name="P596" style:parent-style-name="Standard" style:family="paragraph">
      <style:paragraph-properties fo:text-align="justify"/>
    </style:style>
    <style:style style:name="T597" style:parent-style-name="Шрифтабзацузазамовчуванням" style:family="text">
      <style:text-properties fo:font-weight="bold" style:font-weight-asian="bold" style:font-weight-complex="bold"/>
    </style:style>
    <style:style style:name="T5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99" style:parent-style-name="Шрифтабзацузазамовчуванням" style:family="text">
      <style:text-properties fo:language="en" fo:country="US"/>
    </style:style>
    <style:style style:name="P600" style:parent-style-name="Standard" style:family="paragraph">
      <style:paragraph-properties fo:text-align="justify"/>
    </style:style>
    <style:style style:name="T601" style:parent-style-name="Шрифтабзацузазамовчуванням" style:family="text">
      <style:text-properties fo:language="en" fo:country="US"/>
    </style:style>
    <style:style style:name="T60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3" style:parent-style-name="Шрифтабзацузазамовчуванням" style:family="text">
      <style:text-properties fo:language="en" fo:country="US"/>
    </style:style>
    <style:style style:name="T604" style:parent-style-name="Шрифтабзацузазамовчуванням" style:family="text">
      <style:text-properties fo:language="en" fo:country="US"/>
    </style:style>
    <style:style style:name="T605" style:parent-style-name="Шрифтабзацузазамовчуванням" style:family="text">
      <style:text-properties fo:language="en" fo:country="US"/>
    </style:style>
    <style:style style:name="P606" style:parent-style-name="Standard" style:family="paragraph">
      <style:paragraph-properties fo:text-align="justify"/>
    </style:style>
    <style:style style:name="T607" style:parent-style-name="Шрифтабзацузазамовчуванням" style:family="text">
      <style:text-properties fo:font-weight="bold" style:font-weight-asian="bold" style:font-weight-complex="bold"/>
    </style:style>
    <style:style style:name="T60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9" style:parent-style-name="Шрифтабзацузазамовчуванням" style:family="text">
      <style:text-properties fo:font-weight="bold" style:font-weight-asian="bold" style:font-weight-complex="bold"/>
    </style:style>
    <style:style style:name="P610" style:parent-style-name="Standard" style:family="paragraph">
      <style:paragraph-properties fo:text-align="justify"/>
    </style:style>
    <style:style style:name="P611" style:parent-style-name="Standard" style:family="paragraph">
      <style:paragraph-properties fo:text-align="justify"/>
    </style:style>
    <style:style style:name="P6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13" style:parent-style-name="Standard" style:family="paragraph">
      <style:paragraph-properties fo:text-align="justify"/>
    </style:style>
    <style:style style:name="T614" style:parent-style-name="Шрифтабзацузазамовчуванням" style:family="text">
      <style:text-properties fo:font-weight="bold" style:font-weight-asian="bold" style:font-weight-complex="bold"/>
    </style:style>
    <style:style style:name="P615" style:parent-style-name="Standard" style:family="paragraph">
      <style:paragraph-properties fo:text-align="justify"/>
    </style:style>
    <style:style style:name="T616" style:parent-style-name="Шрифтабзацузазамовчуванням" style:family="text">
      <style:text-properties fo:font-weight="bold" style:font-weight-asian="bold" style:font-weight-complex="bold"/>
    </style:style>
    <style:style style:name="T6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18" style:parent-style-name="Шрифтабзацузазамовчуванням" style:family="text">
      <style:text-properties fo:font-weight="bold" style:font-weight-asian="bold" style:font-weight-complex="bold"/>
    </style:style>
    <style:style style:name="P619" style:parent-style-name="Standard" style:family="paragraph">
      <style:paragraph-properties fo:text-align="justify"/>
    </style:style>
    <style:style style:name="T620" style:parent-style-name="Шрифтабзацузазамовчуванням" style:family="text">
      <style:text-properties fo:font-weight="bold" style:font-weight-asian="bold" style:font-weight-complex="bold"/>
    </style:style>
    <style:style style:name="T62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22" style:parent-style-name="Шрифтабзацузазамовчуванням" style:family="text">
      <style:text-properties fo:font-weight="bold" style:font-weight-asian="bold" style:font-weight-complex="bold"/>
    </style:style>
    <style:style style:name="P623" style:parent-style-name="Standard" style:family="paragraph">
      <style:paragraph-properties fo:text-align="justify"/>
    </style:style>
    <style:style style:name="T624" style:parent-style-name="Шрифтабзацузазамовчуванням" style:family="text">
      <style:text-properties fo:font-weight="bold" style:font-weight-asian="bold" style:font-weight-complex="bold"/>
    </style:style>
    <style:style style:name="P625" style:parent-style-name="Standard" style:family="paragraph">
      <style:paragraph-properties fo:text-align="justify"/>
    </style:style>
    <style:style style:name="T626" style:parent-style-name="Шрифтабзацузазамовчуванням" style:family="text">
      <style:text-properties fo:font-weight="bold" style:font-weight-asian="bold" style:font-weight-complex="bold"/>
    </style:style>
    <style:style style:name="P627" style:parent-style-name="Standard" style:family="paragraph">
      <style:paragraph-properties fo:text-align="justify"/>
    </style:style>
    <style:style style:name="T628" style:parent-style-name="Шрифтабзацузазамовчуванням" style:family="text">
      <style:text-properties fo:font-weight="bold" style:font-weight-asian="bold" style:font-weight-complex="bold"/>
    </style:style>
    <style:style style:name="P629" style:parent-style-name="Standard" style:family="paragraph">
      <style:paragraph-properties fo:text-align="justify"/>
    </style:style>
    <style:style style:name="T630" style:parent-style-name="Шрифтабзацузазамовчуванням" style:family="text">
      <style:text-properties fo:font-weight="bold" style:font-weight-asian="bold" style:font-weight-complex="bold"/>
    </style:style>
    <style:style style:name="P631" style:parent-style-name="Standard" style:family="paragraph">
      <style:paragraph-properties fo:text-align="justify"/>
    </style:style>
    <style:style style:name="T632" style:parent-style-name="Шрифтабзацузазамовчуванням" style:family="text">
      <style:text-properties fo:font-weight="bold" style:font-weight-asian="bold" style:font-weight-complex="bold"/>
    </style:style>
    <style:style style:name="P633" style:parent-style-name="Standard" style:family="paragraph">
      <style:paragraph-properties fo:text-align="justify"/>
    </style:style>
    <style:style style:name="P634" style:parent-style-name="Standard" style:family="paragraph">
      <style:paragraph-properties fo:text-align="justify"/>
    </style:style>
    <style:style style:name="P635" style:parent-style-name="Standard" style:family="paragraph">
      <style:paragraph-properties fo:text-align="justify"/>
    </style:style>
    <style:style style:name="T636" style:parent-style-name="Шрифтабзацузазамовчуванням" style:family="text">
      <style:text-properties fo:font-weight="bold" style:font-weight-asian="bold" style:font-weight-complex="bold"/>
    </style:style>
    <style:style style:name="P637" style:parent-style-name="Standard" style:family="paragraph">
      <style:paragraph-properties fo:text-align="justify"/>
    </style:style>
    <style:style style:name="T638" style:parent-style-name="Шрифтабзацузазамовчуванням" style:family="text">
      <style:text-properties fo:font-weight="bold" style:font-weight-asian="bold" style:font-weight-complex="bold"/>
    </style:style>
    <style:style style:name="T63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40" style:parent-style-name="Шрифтабзацузазамовчуванням" style:family="text">
      <style:text-properties fo:font-weight="bold" style:font-weight-asian="bold" style:font-weight-complex="bold"/>
    </style:style>
    <style:style style:name="T64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42" style:parent-style-name="Шрифтабзацузазамовчуванням" style:family="text">
      <style:text-properties fo:font-weight="bold" style:font-weight-asian="bold" style:font-weight-complex="bold"/>
    </style:style>
    <style:style style:name="T643" style:parent-style-name="Шрифтабзацузазамовчуванням" style:family="text">
      <style:text-properties fo:language="en" fo:country="US"/>
    </style:style>
    <style:style style:name="T644" style:parent-style-name="Шрифтабзацузазамовчуванням" style:family="text">
      <style:text-properties fo:language="en" fo:country="US"/>
    </style:style>
    <style:style style:name="P645" style:parent-style-name="Standard" style:family="paragraph">
      <style:paragraph-properties fo:text-align="justify"/>
    </style:style>
    <style:style style:name="T646" style:parent-style-name="Шрифтабзацузазамовчуванням" style:family="text">
      <style:text-properties fo:language="en" fo:country="US"/>
    </style:style>
    <style:style style:name="T64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4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50" style:parent-style-name="Шрифтабзацузазамовчуванням" style:family="text">
      <style:text-properties fo:language="en" fo:country="US"/>
    </style:style>
    <style:style style:name="T651" style:parent-style-name="Шрифтабзацузазамовчуванням" style:family="text">
      <style:text-properties fo:language="en" fo:country="US"/>
    </style:style>
    <style:style style:name="P652" style:parent-style-name="Standard" style:family="paragraph">
      <style:paragraph-properties fo:text-align="justify"/>
    </style:style>
    <style:style style:name="T653" style:parent-style-name="Шрифтабзацузазамовчуванням" style:family="text">
      <style:text-properties fo:language="en" fo:country="US"/>
    </style:style>
    <style:style style:name="T65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55" style:parent-style-name="Шрифтабзацузазамовчуванням" style:family="text">
      <style:text-properties fo:language="en" fo:country="US"/>
    </style:style>
    <style:style style:name="P656" style:parent-style-name="Standard" style:family="paragraph">
      <style:paragraph-properties fo:text-align="justify"/>
    </style:style>
    <style:style style:name="P657" style:parent-style-name="Standard" style:family="paragraph">
      <style:paragraph-properties fo:text-align="justify"/>
    </style:style>
    <style:style style:name="P658" style:parent-style-name="Standard" style:family="paragraph">
      <style:paragraph-properties fo:text-align="justify"/>
    </style:style>
    <style:style style:name="T659" style:parent-style-name="Шрифтабзацузазамовчуванням" style:family="text">
      <style:text-properties fo:font-weight="bold" style:font-weight-asian="bold" style:font-weight-complex="bold"/>
    </style:style>
    <style:style style:name="T66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61" style:parent-style-name="Шрифтабзацузазамовчуванням" style:family="text">
      <style:text-properties fo:font-weight="bold" style:font-weight-asian="bold" style:font-weight-complex="bold"/>
    </style:style>
    <style:style style:name="P662" style:parent-style-name="Standard" style:family="paragraph">
      <style:paragraph-properties fo:text-align="justify"/>
    </style:style>
    <style:style style:name="T663" style:parent-style-name="Шрифтабзацузазамовчуванням" style:family="text">
      <style:text-properties fo:font-weight="bold" style:font-weight-asian="bold" style:font-weight-complex="bold"/>
    </style:style>
    <style:style style:name="T664" style:parent-style-name="Шрифтабзацузазамовчуванням" style:family="text">
      <style:text-properties fo:font-weight="bold" style:font-weight-asian="bold" style:font-weight-complex="bold"/>
    </style:style>
    <style:style style:name="P665" style:parent-style-name="Standard" style:family="paragraph">
      <style:paragraph-properties fo:text-align="justify"/>
    </style:style>
    <style:style style:name="T666" style:parent-style-name="Шрифтабзацузазамовчуванням" style:family="text">
      <style:text-properties fo:font-weight="bold" style:font-weight-asian="bold" style:font-weight-complex="bold"/>
    </style:style>
    <style:style style:name="P667" style:parent-style-name="Standard" style:family="paragraph">
      <style:paragraph-properties fo:text-align="justify"/>
    </style:style>
    <style:style style:name="T668" style:parent-style-name="Шрифтабзацузазамовчуванням" style:family="text">
      <style:text-properties fo:font-weight="bold" style:font-weight-asian="bold" style:font-weight-complex="bold"/>
    </style:style>
    <style:style style:name="T6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70" style:parent-style-name="Шрифтабзацузазамовчуванням" style:family="text">
      <style:text-properties fo:language="en" fo:country="US"/>
    </style:style>
    <style:style style:name="P671" style:parent-style-name="Standard" style:family="paragraph">
      <style:paragraph-properties fo:text-align="justify"/>
    </style:style>
    <style:style style:name="T672" style:parent-style-name="Шрифтабзацузазамовчуванням" style:family="text">
      <style:text-properties fo:font-weight="bold" style:font-weight-asian="bold" style:font-weight-complex="bold"/>
    </style:style>
    <style:style style:name="P673" style:parent-style-name="Standard" style:family="paragraph">
      <style:paragraph-properties fo:text-align="justify"/>
    </style:style>
    <style:style style:name="T674" style:parent-style-name="Шрифтабзацузазамовчуванням" style:family="text">
      <style:text-properties fo:font-weight="bold" style:font-weight-asian="bold" style:font-weight-complex="bold"/>
    </style:style>
    <style:style style:name="P675" style:parent-style-name="Standard" style:family="paragraph">
      <style:paragraph-properties fo:text-align="justify"/>
    </style:style>
    <style:style style:name="T676" style:parent-style-name="Шрифтабзацузазамовчуванням" style:family="text">
      <style:text-properties fo:font-weight="bold" style:font-weight-asian="bold" style:font-weight-complex="bold"/>
    </style:style>
    <style:style style:name="P677" style:parent-style-name="Standard" style:family="paragraph">
      <style:paragraph-properties fo:text-align="justify"/>
    </style:style>
    <style:style style:name="T678" style:parent-style-name="Шрифтабзацузазамовчуванням" style:family="text">
      <style:text-properties fo:font-weight="bold" style:font-weight-asian="bold" style:font-weight-complex="bold"/>
    </style:style>
    <style:style style:name="P679" style:parent-style-name="Standard" style:family="paragraph">
      <style:paragraph-properties fo:text-align="justify"/>
    </style:style>
    <style:style style:name="T680" style:parent-style-name="Шрифтабзацузазамовчуванням" style:family="text">
      <style:text-properties fo:font-weight="bold" style:font-weight-asian="bold" style:font-weight-complex="bold"/>
    </style:style>
    <style:style style:name="T68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82" style:parent-style-name="Шрифтабзацузазамовчуванням" style:family="text">
      <style:text-properties fo:font-weight="bold" style:font-weight-asian="bold" style:font-weight-complex="bold"/>
    </style:style>
    <style:style style:name="P683" style:parent-style-name="Standard" style:family="paragraph">
      <style:paragraph-properties fo:text-align="justify"/>
    </style:style>
    <style:style style:name="P684" style:parent-style-name="Standard" style:family="paragraph">
      <style:paragraph-properties fo:text-align="justify"/>
    </style:style>
    <style:style style:name="P685" style:parent-style-name="Standard" style:family="paragraph">
      <style:paragraph-properties fo:text-align="justify"/>
    </style:style>
    <style:style style:name="T686" style:parent-style-name="Шрифтабзацузазамовчуванням" style:family="text">
      <style:text-properties fo:font-weight="bold" style:font-weight-asian="bold" style:font-weight-complex="bold"/>
    </style:style>
    <style:style style:name="T68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88" style:parent-style-name="Шрифтабзацузазамовчуванням" style:family="text">
      <style:text-properties fo:font-weight="bold" style:font-weight-asian="bold" style:font-weight-complex="bold"/>
    </style:style>
    <style:style style:name="T68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690" style:parent-style-name="Standard" style:family="paragraph">
      <style:paragraph-properties fo:text-align="justify"/>
    </style:style>
    <style:style style:name="T691" style:parent-style-name="Шрифтабзацузазамовчуванням" style:family="text">
      <style:text-properties fo:font-weight="bold" style:font-weight-asian="bold" style:font-weight-complex="bold"/>
    </style:style>
    <style:style style:name="P692" style:parent-style-name="Standard" style:family="paragraph">
      <style:paragraph-properties fo:text-align="justify"/>
    </style:style>
    <style:style style:name="T69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94" style:parent-style-name="Шрифтабзацузазамовчуванням" style:family="text">
      <style:text-properties fo:language="en" fo:country="US"/>
    </style:style>
    <style:style style:name="T695" style:parent-style-name="Шрифтабзацузазамовчуванням" style:family="text">
      <style:text-properties fo:language="en" fo:country="US"/>
    </style:style>
    <style:style style:name="P696" style:parent-style-name="Standard" style:family="paragraph">
      <style:paragraph-properties fo:text-align="justify"/>
    </style:style>
    <style:style style:name="T697" style:parent-style-name="Шрифтабзацузазамовчуванням" style:family="text">
      <style:text-properties fo:font-weight="bold" style:font-weight-asian="bold" style:font-weight-complex="bold"/>
    </style:style>
    <style:style style:name="T6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99" style:parent-style-name="Шрифтабзацузазамовчуванням" style:family="text">
      <style:text-properties fo:font-weight="bold" style:font-weight-asian="bold" style:font-weight-complex="bold"/>
    </style:style>
    <style:style style:name="P700" style:parent-style-name="Standard" style:family="paragraph">
      <style:paragraph-properties fo:text-align="justify"/>
    </style:style>
    <style:style style:name="P701" style:parent-style-name="Standard" style:family="paragraph">
      <style:paragraph-properties fo:text-align="justify"/>
    </style:style>
    <style:style style:name="P702" style:parent-style-name="Standard" style:family="paragraph">
      <style:paragraph-properties fo:text-align="justify"/>
    </style:style>
    <style:style style:name="T703" style:parent-style-name="Шрифтабзацузазамовчуванням" style:family="text">
      <style:text-properties fo:font-weight="bold" style:font-weight-asian="bold" style:font-weight-complex="bold"/>
    </style:style>
    <style:style style:name="T70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05" style:parent-style-name="Шрифтабзацузазамовчуванням" style:family="text">
      <style:text-properties fo:font-weight="bold" style:font-weight-asian="bold" style:font-weight-complex="bold"/>
    </style:style>
    <style:style style:name="T70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07" style:parent-style-name="Standard" style:family="paragraph">
      <style:paragraph-properties fo:text-align="justify"/>
    </style:style>
    <style:style style:name="T708" style:parent-style-name="Шрифтабзацузазамовчуванням" style:family="text">
      <style:text-properties fo:font-weight="bold" style:font-weight-asian="bold" style:font-weight-complex="bold"/>
    </style:style>
    <style:style style:name="P709" style:parent-style-name="Standard" style:family="paragraph">
      <style:paragraph-properties fo:text-align="justify"/>
    </style:style>
    <style:style style:name="T710" style:parent-style-name="Шрифтабзацузазамовчуванням" style:family="text">
      <style:text-properties fo:language="en" fo:country="US"/>
    </style:style>
    <style:style style:name="T7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12" style:parent-style-name="Standard" style:family="paragraph">
      <style:paragraph-properties fo:text-align="justify"/>
    </style:style>
    <style:style style:name="T713" style:parent-style-name="Шрифтабзацузазамовчуванням" style:family="text">
      <style:text-properties fo:font-weight="bold" style:font-weight-asian="bold" style:font-weight-complex="bold"/>
    </style:style>
    <style:style style:name="P714" style:parent-style-name="Standard" style:family="paragraph">
      <style:paragraph-properties fo:text-align="justify"/>
    </style:style>
    <style:style style:name="T715" style:parent-style-name="Шрифтабзацузазамовчуванням" style:family="text">
      <style:text-properties fo:font-weight="bold" style:font-weight-asian="bold" style:font-weight-complex="bold"/>
    </style:style>
    <style:style style:name="P716" style:parent-style-name="Standard" style:family="paragraph">
      <style:paragraph-properties fo:text-align="justify"/>
    </style:style>
    <style:style style:name="P717" style:parent-style-name="Standard" style:family="paragraph">
      <style:paragraph-properties fo:text-align="justify"/>
    </style:style>
    <style:style style:name="P718" style:parent-style-name="Standard" style:family="paragraph">
      <style:paragraph-properties fo:text-align="justify"/>
    </style:style>
    <style:style style:name="T71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20" style:parent-style-name="Standard" style:family="paragraph">
      <style:paragraph-properties fo:text-align="justify"/>
    </style:style>
    <style:style style:name="T721" style:parent-style-name="Шрифтабзацузазамовчуванням" style:family="text">
      <style:text-properties fo:language="en" fo:country="US"/>
    </style:style>
    <style:style style:name="T72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23" style:parent-style-name="Standard" style:family="paragraph">
      <style:paragraph-properties fo:text-align="justify"/>
    </style:style>
    <style:style style:name="T724" style:parent-style-name="Шрифтабзацузазамовчуванням" style:family="text">
      <style:text-properties fo:language="en" fo:country="US"/>
    </style:style>
    <style:style style:name="T7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26" style:parent-style-name="Standard" style:family="paragraph">
      <style:paragraph-properties fo:text-align="justify"/>
    </style:style>
    <style:style style:name="T727" style:parent-style-name="Шрифтабзацузазамовчуванням" style:family="text">
      <style:text-properties fo:font-weight="bold" style:font-weight-asian="bold" style:font-weight-complex="bold"/>
    </style:style>
    <style:style style:name="T728" style:parent-style-name="Шрифтабзацузазамовчуванням" style:family="text">
      <style:text-properties fo:language="en" fo:country="US"/>
    </style:style>
    <style:style style:name="P729" style:parent-style-name="Standard" style:family="paragraph">
      <style:paragraph-properties fo:text-align="justify"/>
    </style:style>
    <style:style style:name="T7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31" style:parent-style-name="Шрифтабзацузазамовчуванням" style:family="text">
      <style:text-properties fo:language="en" fo:country="US"/>
    </style:style>
    <style:style style:name="T732" style:parent-style-name="Шрифтабзацузазамовчуванням" style:family="text">
      <style:text-properties fo:language="en" fo:country="US"/>
    </style:style>
    <style:style style:name="P733" style:parent-style-name="Standard" style:family="paragraph">
      <style:paragraph-properties fo:text-align="justify"/>
    </style:style>
    <style:style style:name="T734" style:parent-style-name="Шрифтабзацузазамовчуванням" style:family="text">
      <style:text-properties fo:language="en" fo:country="US"/>
    </style:style>
    <style:style style:name="T73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36" style:parent-style-name="Standard" style:family="paragraph">
      <style:paragraph-properties fo:text-align="justify"/>
    </style:style>
    <style:style style:name="P737" style:parent-style-name="Standard" style:family="paragraph">
      <style:paragraph-properties fo:text-align="justify"/>
    </style:style>
    <style:style style:name="P738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739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740" style:parent-style-name="Standard" style:family="paragraph">
      <style:paragraph-properties fo:text-align="justify"/>
    </style:style>
    <style:style style:name="T741" style:parent-style-name="Шрифтабзацузазамовчуванням" style:family="text">
      <style:text-properties fo:font-weight="bold" style:font-weight-asian="bold" style:font-weight-complex="bold"/>
    </style:style>
    <style:style style:name="P742" style:parent-style-name="Standard" style:family="paragraph">
      <style:paragraph-properties fo:text-align="justify"/>
    </style:style>
    <style:style style:name="T74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45" style:parent-style-name="Шрифтабзацузазамовчуванням" style:family="text">
      <style:text-properties fo:language="en" fo:country="US"/>
    </style:style>
    <style:style style:name="T746" style:parent-style-name="Шрифтабзацузазамовчуванням" style:family="text">
      <style:text-properties fo:language="en" fo:country="US"/>
    </style:style>
    <style:style style:name="P747" style:parent-style-name="Standard" style:family="paragraph">
      <style:paragraph-properties fo:text-align="justify"/>
    </style:style>
    <style:style style:name="T748" style:parent-style-name="Шрифтабзацузазамовчуванням" style:family="text">
      <style:text-properties fo:font-weight="bold" style:font-weight-asian="bold" style:font-weight-complex="bold"/>
    </style:style>
    <style:style style:name="T7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50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751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752" style:parent-style-name="Standard" style:family="paragraph">
      <style:paragraph-properties fo:text-align="justify"/>
    </style:style>
    <style:style style:name="T753" style:parent-style-name="Шрифтабзацузазамовчуванням" style:family="text">
      <style:text-properties fo:font-weight="bold" style:font-weight-asian="bold" style:font-weight-complex="bold"/>
    </style:style>
    <style:style style:name="P754" style:parent-style-name="Standard" style:family="paragraph">
      <style:paragraph-properties fo:text-align="justify"/>
    </style:style>
    <style:style style:name="T755" style:parent-style-name="Шрифтабзацузазамовчуванням" style:family="text">
      <style:text-properties fo:font-weight="bold" style:font-weight-asian="bold" style:font-weight-complex="bold"/>
    </style:style>
    <style:style style:name="P756" style:parent-style-name="Standard" style:family="paragraph">
      <style:paragraph-properties fo:text-align="justify"/>
    </style:style>
    <style:style style:name="T757" style:parent-style-name="Шрифтабзацузазамовчуванням" style:family="text">
      <style:text-properties fo:font-weight="bold" style:font-weight-asian="bold" style:font-weight-complex="bold"/>
    </style:style>
    <style:style style:name="P758" style:parent-style-name="Standard" style:family="paragraph">
      <style:paragraph-properties fo:text-align="justify"/>
    </style:style>
    <style:style style:name="P759" style:parent-style-name="Standard" style:family="paragraph">
      <style:paragraph-properties fo:text-align="justify"/>
    </style:style>
    <style:style style:name="T760" style:parent-style-name="Шрифтабзацузазамовчуванням" style:family="text">
      <style:text-properties fo:language="en" fo:country="US"/>
    </style:style>
    <style:style style:name="P761" style:parent-style-name="Standard" style:family="paragraph">
      <style:paragraph-properties fo:text-align="justify"/>
    </style:style>
    <style:style style:name="T762" style:parent-style-name="Шрифтабзацузазамовчуванням" style:family="text">
      <style:text-properties fo:language="en" fo:country="US"/>
    </style:style>
    <style:style style:name="P763" style:parent-style-name="Standard" style:family="paragraph">
      <style:paragraph-properties fo:text-align="justify"/>
    </style:style>
    <style:style style:name="T764" style:parent-style-name="Шрифтабзацузазамовчуванням" style:family="text">
      <style:text-properties fo:language="en" fo:country="US"/>
    </style:style>
    <style:style style:name="P765" style:parent-style-name="Standard" style:family="paragraph">
      <style:paragraph-properties fo:text-align="justify"/>
    </style:style>
    <style:style style:name="T766" style:parent-style-name="Шрифтабзацузазамовчуванням" style:family="text">
      <style:text-properties fo:font-weight="bold" style:font-weight-asian="bold" style:font-weight-complex="bold"/>
    </style:style>
    <style:style style:name="T76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68" style:parent-style-name="Шрифтабзацузазамовчуванням" style:family="text">
      <style:text-properties fo:font-weight="bold" style:font-weight-asian="bold" style:font-weight-complex="bold"/>
    </style:style>
    <style:style style:name="P769" style:parent-style-name="Standard" style:family="paragraph">
      <style:paragraph-properties fo:text-align="justify"/>
    </style:style>
    <style:style style:name="T770" style:parent-style-name="Шрифтабзацузазамовчуванням" style:family="text">
      <style:text-properties fo:font-weight="bold" style:font-weight-asian="bold" style:font-weight-complex="bold"/>
    </style:style>
    <style:style style:name="T77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72" style:parent-style-name="Шрифтабзацузазамовчуванням" style:family="text">
      <style:text-properties fo:language="en" fo:country="US"/>
    </style:style>
    <style:style style:name="P773" style:parent-style-name="Standard" style:family="paragraph">
      <style:paragraph-properties fo:text-align="justify"/>
    </style:style>
    <style:style style:name="T774" style:parent-style-name="Шрифтабзацузазамовчуванням" style:family="text">
      <style:text-properties fo:font-weight="bold" style:font-weight-asian="bold" style:font-weight-complex="bold"/>
    </style:style>
    <style:style style:name="T77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76" style:parent-style-name="Шрифтабзацузазамовчуванням" style:family="text">
      <style:text-properties fo:font-weight="bold" style:font-weight-asian="bold" style:font-weight-complex="bold"/>
    </style:style>
    <style:style style:name="P777" style:parent-style-name="Standard" style:family="paragraph">
      <style:paragraph-properties fo:text-align="justify"/>
    </style:style>
    <style:style style:name="T778" style:parent-style-name="Шрифтабзацузазамовчуванням" style:family="text">
      <style:text-properties fo:font-weight="bold" style:font-weight-asian="bold" style:font-weight-complex="bold"/>
    </style:style>
    <style:style style:name="P779" style:parent-style-name="Standard" style:family="paragraph">
      <style:paragraph-properties fo:text-align="justify"/>
    </style:style>
    <style:style style:name="T78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81" style:parent-style-name="Шрифтабзацузазамовчуванням" style:family="text">
      <style:text-properties fo:language="en" fo:country="US"/>
    </style:style>
    <style:style style:name="T782" style:parent-style-name="Шрифтабзацузазамовчуванням" style:family="text">
      <style:text-properties fo:language="en" fo:country="US"/>
    </style:style>
    <style:style style:name="P783" style:parent-style-name="Standard" style:family="paragraph">
      <style:paragraph-properties fo:text-align="justify"/>
    </style:style>
    <style:style style:name="T784" style:parent-style-name="Шрифтабзацузазамовчуванням" style:family="text">
      <style:text-properties fo:language="en" fo:country="US"/>
    </style:style>
    <style:style style:name="T78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86" style:parent-style-name="Standard" style:family="paragraph">
      <style:paragraph-properties fo:text-align="justify"/>
      <style:text-properties fo:language="en" fo:country="US"/>
    </style:style>
    <style:style style:name="P787" style:parent-style-name="Standard" style:family="paragraph">
      <style:paragraph-properties fo:text-align="justify"/>
    </style:style>
    <style:style style:name="P788" style:parent-style-name="Standard" style:family="paragraph">
      <style:paragraph-properties fo:text-align="justify"/>
    </style:style>
    <style:style style:name="T789" style:parent-style-name="Шрифтабзацузазамовчуванням" style:family="text">
      <style:text-properties fo:font-weight="bold" style:font-weight-asian="bold" style:font-weight-complex="bold"/>
    </style:style>
    <style:style style:name="T790" style:parent-style-name="Шрифтабзацузазамовчуванням" style:family="text">
      <style:text-properties fo:language="en" fo:country="US"/>
    </style:style>
    <style:style style:name="P791" style:parent-style-name="Standard" style:family="paragraph">
      <style:paragraph-properties fo:text-align="justify"/>
    </style:style>
    <style:style style:name="T792" style:parent-style-name="Шрифтабзацузазамовчуванням" style:family="text">
      <style:text-properties fo:font-weight="bold" style:font-weight-asian="bold" style:font-weight-complex="bold"/>
    </style:style>
    <style:style style:name="T793" style:parent-style-name="Шрифтабзацузазамовчуванням" style:family="text">
      <style:text-properties fo:language="en" fo:country="US"/>
    </style:style>
    <style:style style:name="P794" style:parent-style-name="Standard" style:family="paragraph">
      <style:paragraph-properties fo:text-align="justify"/>
    </style:style>
    <style:style style:name="T795" style:parent-style-name="Шрифтабзацузазамовчуванням" style:family="text">
      <style:text-properties fo:font-weight="bold" style:font-weight-asian="bold" style:font-weight-complex="bold"/>
    </style:style>
    <style:style style:name="T796" style:parent-style-name="Шрифтабзацузазамовчуванням" style:family="text">
      <style:text-properties fo:font-weight="bold" style:font-weight-asian="bold" style:font-weight-complex="bold"/>
    </style:style>
    <style:style style:name="P797" style:parent-style-name="Standard" style:family="paragraph">
      <style:paragraph-properties fo:text-align="justify"/>
    </style:style>
    <style:style style:name="T798" style:parent-style-name="Шрифтабзацузазамовчуванням" style:family="text">
      <style:text-properties fo:language="en" fo:country="US"/>
    </style:style>
    <style:style style:name="T79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00" style:parent-style-name="Шрифтабзацузазамовчуванням" style:family="text">
      <style:text-properties fo:language="en" fo:country="US"/>
    </style:style>
    <style:style style:name="P801" style:parent-style-name="Standard" style:family="paragraph">
      <style:paragraph-properties fo:text-align="justify"/>
    </style:style>
    <style:style style:name="T802" style:parent-style-name="Шрифтабзацузазамовчуванням" style:family="text">
      <style:text-properties fo:font-weight="bold" style:font-weight-asian="bold" style:font-weight-complex="bold"/>
    </style:style>
    <style:style style:name="P803" style:parent-style-name="Standard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Рушій<text:s/></text:span><text:span text:style-name="T3">Kobzar</text:span></text:p>
      <text:p text:style-name="P4"/>
      <text:p text:style-name="P5"><text:span text:style-name="T6"><text:tab/></text:span>Рушій надає можливість в ра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яка<text:s/>передає в застосунок вказівник на свій клас через віртуальний інтерфейс<text:s/><text:span text:style-name="T7">KE_INTERFACE.<text:s/></text:span>Інтерфейс побудовано таким чином, щоб бібліотеку рушія можна було використовувати в проектах створених на базі різних мов програмування.</text:p>
      <text:p text:style-name="P8"><text:tab/>Елементи Розповіді пов’язані через номери діалогів. Основою діалогу є текстова Сцена, до якої прив’язані Відповіді гравця<text:s/><text:span text:style-name="T9">т</text:span>а Скрипти. У кожної Відповіді та Скрипту є номер наступного діалогу, який активується після активації відповідного елементу. Таким чином відбувається розвиток Розповіді.</text:p>
      <text:p text:style-name="P10"><text:tab/></text:p>
      <text:p text:style-name="P11"><text:tab/>Важливо: номер діалогу це не те саме, що<text:s/><text:span text:style-name="T12">ID<text:s/></text:span>елемента. Ідентифікатор елемента є унікальним, а однаковий номер діалогу можуть мати декілька елементів.</text:p>
      <text:p text:style-name="P13"/>
      <text:p text:style-name="P14"/>
      <text:p text:style-name="P15">Перелік функцій рушія</text:p>
      <text:p text:style-name="P16"/>
      <text:p text:style-name="P17"/>
      <text:p text:style-name="P18">Для створення Розповідей</text:p>
      <text:p text:style-name="P19"/>
      <text:p text:style-name="P20"><text:span text:style-name="T21"><text:tab/>const wchar_t* GetVersion()</text:span><text:s/><text:span text:style-name="T22">–<text:s/></text:span>повертає номер поточної версії рушія.</text:p>
      <text:p text:style-name="P23"><text:tab/><text:span text:style-name="T24">const wchar_t*<text:s/></text:span><text:span text:style-name="T25">GetLastError</text:span><text:span text:style-name="T26">()</text:span><text:s/><text:span text:style-name="T27">–<text:s/></text:span>повертає текстовий опис поточної помилки.</text:p>
      <text:p text:style-name="P28"><text:tab/><text:span text:style-name="T29">int CreateStory(const wchar_t *story_file)</text:span><text:span text:style-name="T30"><text:s/>–<text:s/></text:span>створює нову розповідь і зберігає її у файл. Ім’я файлу зберігається для подальшого збереження змін в Розповіді. Повертає 0 у разі помилки.</text:p>
      <text:p text:style-name="P31"><text:tab/><text:span text:style-name="T32">int LoadStory(const wchar_t *story_file)</text:span><text:span text:style-name="T33"><text:s/>–</text:span><text:s/>завантажує розповідь з файлу. Повертає 0 у разі помилки.</text:p>
      <text:p text:style-name="P34"><text:tab/><text:span text:style-name="T35">i</text:span><text:span text:style-name="T36">nt SaveStory()</text:span><text:span text:style-name="T37"><text:s/>–</text:span><text:s/>зберігає Розповідь у поточний файл. Повертає 0 у разі помилки. Зберігати можна або у форматі<text:s/><text:span text:style-name="T38">XML,<text:s/></text:span>або<text:s/>внутрішньому форматі<text:s/><text:span text:style-name="T39">SCS,<text:s/></text:span>який використовує утиліта візуального редактора Розповідей<text:s/><text:span text:style-name="T40">Story Creator.<text:s/></text:span>У разі використання формату<text:s/><text:span text:style-name="T41">XML,<text:s/></text:span><text:span text:style-name="T42">елементи Р</text:span>озповіді, що не прив’язані до жодної Сцени, не будуть збережені у файл.</text:p>
      <text:p text:style-name="P43"><text:tab/><text:span text:style-name="T44">void CloseStory()</text:span><text:span text:style-name="T45"><text:s/>–<text:s/></text:span>закриває Розповідь.</text:p>
      <text:p text:style-name="P46"><text:tab/><text:span text:style-name="T47">void ClearStory()</text:span><text:span text:style-name="T48"><text:s/>–<text:s/></text:span>очищає Розповідь, видаляючи всі елементи.</text:p>
      <text:p text:style-name="P49"><text:tab/><text:span text:style-name="T50">int AddScene()</text:span><text:span text:style-name="T51"><text:s/>–<text:s/></text:span>додає нову текстову Сцену, повертає ідентифікатор елемента, або 0 у разі помилки.</text:p>
      <text:p text:style-name="P52"><text:tab/><text:span text:style-name="T53">int AddAnswer()</text:span><text:span text:style-name="T54"><text:s/>–<text:s/></text:span>додає нову Відповідь, повертає ідентифікатор елемента, або 0 у разі<text:s/>помилки.</text:p>
      <text:p text:style-name="P55"><text:tab/><text:span text:style-name="T56">int AddScript()</text:span><text:span text:style-name="T57"><text:s/>–<text:s/></text:span>додає новий Скрипт, повертає ідентифікатор елемента, або 0 у разі помилки.</text:p>
      <text:p text:style-name="P58"><text:tab/><text:span text:style-name="T59">int Select(int id)</text:span><text:span text:style-name="T60"><text:s/>–<text:s/></text:span>встановлює активний елемент для роботи з його властивостями. Повертає 0 у разі відсутності елементу з відповідним<text:s/><text:span text:style-name="T61">ID.</text:span></text:p>
      <text:p text:style-name="P62"><text:span text:style-name="T63"><text:tab/></text:span><text:span text:style-name="T64">const wchar_t* RunScript(const wchar_t *text)</text:span><text:span text:style-name="T65"><text:s/>– т</text:span>ранслює довільний текст скрипту. Повертає результат роботи скрипту, або «-<text:span text:style-name="T66">err-</text:span>» у разі помилки<text:span text:style-name="T67">.</text:span></text:p>
      <text:p text:style-name="P68"><text:tab/><text:span text:style-name="T69">int Remove(int id)</text:span><text:span text:style-name="T70"><text:s/>–<text:s/></text:span>видаляє елемент з Розповіді. При цьому всі зв’язки з іншими елементами будуть автоматично перебудовані. Повертає 0 у разі помилки<text:span text:style-name="T71">.</text:span></text:p>
      <text:p text:style-name="P72"><text:span text:style-name="T73"><text:tab/></text:span><text:span text:style-name="T74">int Link(int id, int to_id)</text:span><text:span text:style-name="T75"><text:s/>–<text:s/></text:span>зв’язує два елементи в один ланцюжок, при цьому перевіряється коректність прив’язки (тобто неможливо прив’язати Відповідь до Відповіді)<text:span text:style-name="T76">.<text:s/></text:span>Повертає 0 у разі помилки.</text:p>
      <text:p text:style-name="P77"><text:tab/><text:span text:style-name="T78">int Unlink(int id, int to_id)</text:span><text:span text:style-name="T79"><text:s/>– в</text:span>ідв’язує елементи один від одного, при цьому всі зв’язки з іншими елементами будуть автоматично перебудовані.<text:span text:style-name="T80">.<text:s/></text:span>Повертає 0 у разі помилки.</text:p>
      <text:soft-page-break/>
      <text:p text:style-name="P81"><text:tab/><text:span text:style-name="T82">int GetID()</text:span><text:s/>– повертає<text:s/><text:span text:style-name="T83">ID<text:s/></text:span>елемента.</text:p>
      <text:p text:style-name="P84"><text:tab/><text:span text:style-name="T85">int SetID(int new_id)</text:span><text:span text:style-name="T86"><text:s/>–<text:s/></text:span>встановлює новий ідентифікатор для елемента, при цьому всі зв’язки з іншими елементами будуть автоматично перебудовані. Повертає 0 у разі помилки.</text:p>
      <text:p text:style-name="P87"><text:tab/><text:span text:style-name="T88">int GetDialog()</text:span><text:span text:style-name="T89"><text:s/>–<text:s/></text:span>повертає номер діалогу до якого відноситься елемент, або 0 у разі помилки.</text:p>
      <text:p text:style-name="P90"><text:tab/><text:span text:style-name="T91">int SetDialog(int new_id)</text:span><text:span text:style-name="T92"><text:s/>–<text:s/></text:span>встановлює новий номер діалогу для елемента. При цьому всі зв’язки з іншими елементами будуть автоматично перебудовані. Повертає 0 у разі помилки.</text:p>
      <text:p text:style-name="P93"><text:tab/><text:span text:style-name="T94">int GetPrevID()</text:span><text:span text:style-name="T95"><text:s/>–<text:s/></text:span>повертає<text:s/><text:span text:style-name="T96">ID<text:s/></text:span>елемента, що прив’язаний до активного (попереднього елемента в ланцюжку). Якщо активний елемент це Сцена, то повертає 0, бо до Сцени може бути прив’язано декілька елементів.</text:p>
      <text:p text:style-name="P97"><text:tab/><text:span text:style-name="T98">int SetPrevID(int new_id)</text:span><text:span text:style-name="T99"><text:s/>–<text:s/></text:span>встановлює елемент, що прив’язаний до активного елементу (попередній в ланцюжку). При цьому всі зв’язки з іншими елементами будуть автоматично перебудовані. Повертає 0 у разі помилки.</text:p>
      <text:p text:style-name="P100"><text:tab/><text:span text:style-name="T101">int GetNextID()</text:span><text:span text:style-name="T102"><text:s/>–<text:s/></text:span>повертає<text:s/><text:span text:style-name="T103">ID<text:s/></text:span>елемента до якого прив’язано активний елемент (наступного елемента в ланцюжку). Повертає 0 у разі помилки.</text:p>
      <text:p text:style-name="P104"><text:tab/><text:span text:style-name="T105">int SetNextID(int new_id)</text:span><text:span text:style-name="T106"><text:s/>–<text:s/></text:span>встановлює елемент, до якого прив’язаний активний елемент (наступний в ланцюжку). При цьому всі зв’язки з іншими елементами будуть автоматично перебудовані. Повертає 0 у разі помилки.</text:p>
      <text:p text:style-name="P107"><text:tab/><text:span text:style-name="T108">int GetType()</text:span><text:s/>– повертає тип<text:span text:style-name="T109"><text:s/></text:span>елемента. 1 – Сцена, 2 – Відповідь, 3 – Скрипт, 0 – у разі помилки.</text:p>
      <text:p text:style-name="P110"><text:tab/><text:span text:style-name="T111">const wchar_t *GetText()</text:span><text:s/>– повертає текст<text:span text:style-name="T112"><text:s/></text:span>елемента.</text:p>
      <text:p text:style-name="P113"><text:tab/><text:span text:style-name="T114">void SetText(const wchar_t *new_text)</text:span><text:span text:style-name="T115"><text:s/>–<text:s/></text:span>встановлює новий текст для елемента.</text:p>
      <text:p text:style-name="P116"><text:tab/><text:span text:style-name="T117">int IsEndDialog()</text:span><text:s/>– перевіряє чи елемент завершальним у ланцюжку Розповіді. 1 – якщо елемент завершує ланцюжок, 0 – у протилежному випадку.</text:p>
      <text:p text:style-name="P118"><text:tab/><text:span text:style-name="T119">void SetEndDialog(bool end_dialog)</text:span><text:span text:style-name="T120"><text:s/>– п</text:span>означає елемент як завершальний у Розповіді.</text:p>
      <text:p text:style-name="P121"><text:span text:style-name="T122"><text:tab/></text:span><text:span text:style-name="T123">const wchar_t *GetParams()</text:span><text:s/>– повертає рядок параметрів Скрипту.</text:p>
      <text:p text:style-name="P124"><text:tab/><text:span text:style-name="T125">void SetParams(const wchar_t *params)</text:span><text:span text:style-name="T126"><text:s/>–<text:s/></text:span>встановлює рядок параметрів для Скрипту.</text:p>
      <text:p text:style-name="P127"><text:tab/><text:span text:style-name="T128">int Execute()</text:span><text:span text:style-name="T129"><text:s/>– т</text:span>ранслює скрипт, записує результат у поле<text:s/><text:span text:style-name="T130">Result<text:s/></text:span>відповідного елемента. Повертає 1 у разі успіху та 0 у разі помилки<text:span text:style-name="T131">.<text:s/></text:span>Перед трансляцією скрипту, рушій додає в тіло скрипту код створення спеціального об’єкта для доступу до функцій рушія. Див. Додаток 1.</text:p>
      <text:p text:style-name="P132"><text:tab/><text:span text:style-name="T133">const wchar_t *GetResult()</text:span><text:s/>– повертає результат виконання Скрипту. Повертає порожню строку, доки Скрипт не буде виконаний.</text:p>
      <text:p text:style-name="P134"/>
      <text:p text:style-name="P135"/>
      <text:p text:style-name="P136">Для навігації по Розповіді</text:p>
      <text:p text:style-name="P137"/>
      <text:p text:style-name="P138"><text:tab/><text:span text:style-name="T139">i</text:span><text:span text:style-name="T140">nt TellStory(const wchar_t *story_file)</text:span><text:span text:style-name="T141"><text:s/>–</text:span><text:s/>завантажує Розповідь з файлу і активує перший елемент. Повертає 0 у разі помилки.</text:p>
      <text:p text:style-name="P142"><text:tab/><text:span text:style-name="T143">int<text:s/></text:span><text:span text:style-name="T144">LoadDialog(int dlg_id)</text:span><text:span text:style-name="T145"><text:s/>–</text:span><text:s/>завантажує діалог із вказаним<text:s/><text:span text:style-name="T146">ID</text:span>. Повертає 0 у разі помилки.</text:p>
      <text:p text:style-name="P147"><text:tab/><text:span text:style-name="T148">const wchar_t *GetScene()</text:span><text:s/>– повертає текст<text:span text:style-name="T149"><text:s/>п</text:span>оточної Сцени.</text:p>
      <text:p text:style-name="P150"><text:tab/><text:span text:style-name="T151">const wchar_t *GetAnswer(int index)</text:span><text:s/>– повертає текст<text:span text:style-name="T152"><text:s/></text:span>Відповіді з індексом<text:s/><text:span text:style-name="T153">index,<text:s/></text:span><text:span text:style-name="T154">що прив’</text:span>язана до поточної Сцени.</text:p>
      <text:p text:style-name="P155"><text:tab/><text:span text:style-name="T156">i</text:span><text:span text:style-name="T157">nt GetAnswerCount()</text:span><text:span text:style-name="T158"><text:s/>–</text:span><text:s/>повертає кількість Відповідей, доступних для поточної Сцени.</text:p>
      <text:p text:style-name="P159"><text:tab/><text:span text:style-name="T160">void SelectAnswer(int index)</text:span><text:span text:style-name="T161"><text:s/>– а</text:span>ктивує Відповідь з вказаним індексом. Після цього рушій переходить до наступної Сцени або завершує Розповідь якщо ця<text:s/>Відповідь має прапорець<text:s/><text:span text:style-name="T162">EndDialog</text:span>.</text:p>
      <text:p text:style-name="P163"><text:tab/></text:p>
      <text:p text:style-name="P164"/>
      <text:p text:style-name="P165"/>
      <text:p text:style-name="P166">Алгоритм роботи</text:p>
      <text:p text:style-name="P167"/>
      <text:soft-page-break/>
      <text:p text:style-name="P168"><text:tab/>Після виклику<text:s/><text:span text:style-name="T169">TellStory</text:span>(), рушій завантажує Розповідь з файлу і активує першу Сцену, використовуючи для цього функцію<text:s/><text:span text:style-name="T170">LoadDialog()</text:span>. При цьому транслюються всі Скрипти, що прив’язані до неї. Перший діалог завжди повинен мати<text:s/><text:span text:style-name="T171">ID<text:s/></text:span>зі значенням «0». Користувач має викликати<text:s/><text:span text:style-name="T172">GetAnswerCount</text:span>(), аби отримати кількість доступних Відповідей, потім він використовує<text:s/><text:span text:style-name="T173">GetAnswer</text:span>() щоб отримати текст потрібної Відповіді (наприклад, аби вивести його на екран), і активує потрібну Відповідь за допомогою<text:s/><text:span text:style-name="T174">SelectAnswer</text:span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p>
      <text:p text:style-name="P175"/>
      <text:p text:style-name="P176"/>
      <text:p text:style-name="P177">Керування рушієм за допомогою скриптів</text:p>
      <text:p text:style-name="P178"/>
      <text:p text:style-name="P179"><text:tab/>Функції рушія можна використовувати у скриптах на мові<text:s/><text:span text:style-name="T180">ELI,<text:s/></text:span><text:span text:style-name="T181">як<text:s/></text:span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<text:s/><text:span text:style-name="T182">ELI-</text:span>функцій для роботи з рушієм.</text:p>
      <text:p text:style-name="P183"><text:tab/>Для використання цієї бібліотеки необхідно її ініціалізувати, додавши у скрипт наступні рядки:</text:p>
      <text:p text:style-name="P184"/>
      <text:p text:style-name="P185">#include ".\scripts\KobzarScripts.eh";</text:p>
      <text:p text:style-name="P186">&amp;Engine.Create(Kobzar, "");</text:p>
      <text:p text:style-name="P187">&amp;Engine.<text:span text:style-name="T188">CreateNew</text:span>Instance();</text:p>
      <text:p text:style-name="P189"/>
      <text:p text:style-name="P190"><text:tab/>У внутрішніх скриптах нічого додавати не потрібно, бібліотека-коннектор ініціюється автоматично під час їх трансляції.</text:p>
      <text:p text:style-name="P191"><text:tab/>Функціонал бібліотеки-коннектора наведено в Додатку 1.</text:p>
      <text:p text:style-name="P192"/>
      <text:p text:style-name="P193"/>
      <text:p text:style-name="P194">Бібліотека візуалізації</text:p>
      <text:p text:style-name="P195"/>
      <text:p text:style-name="P196"><text:tab/>До складу рушія входить бібліотека<text:s/>Visual<text:span text:style-name="T197">Lib</text:span>.<text:span text:style-name="T198">dll,<text:s/></text:span>що містить набір функцій для створення та використання графічних елементів, таких як вікна, кнопки, зображення тощо. Для створення вікна використовується W<text:span text:style-name="T199">inAPI<text:s/></text:span>та<text:s/><text:span text:style-name="T200">GDI+.<text:s/></text:span>Використовуючи скриптову мову<text:s/><text:span text:style-name="T201">ELI, м</text:span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Коли бібліотека візуалізації завантажується, вона автоматично створює<text:s/><text:span text:style-name="T202">в</text:span>ікно за допомогою<text:s/><text:span text:style-name="T203">WinAPI-</text:span>функції<text:s/><text:span text:style-name="T204">CreateWindow</text:span>()<text:span text:style-name="T205">,<text:s/></text:span>після чого за допомогою вбудованих функцій можна керувати цим вікном і графічними елементами на ньому.</text:p>
      <text:p text:style-name="P206"><text:tab/>Для використання бібліотеки у внутрішніх скриптах треба підключити заголовковий файл бібліотеки:</text:p>
      <text:p text:style-name="P207"/>
      <text:p text:style-name="P208">#include ".\scripts\<text:span text:style-name="T209">VisualLib</text:span>.eh";</text:p>
      <text:p text:style-name="P210"/>
      <text:p text:style-name="P211"><text:s/><text:tab/>після чого створити службовий об’єкт, як це передбачено синтаксисом<text:s/><text:span text:style-name="T212">ELI:</text:span></text:p>
      <text:p text:style-name="P213"/>
      <text:p text:style-name="P214"><text:span text:style-name="T215">&amp;VLib.Create(VisualLibrary, "");</text:span></text:p>
      <text:p text:style-name="P216"/>
      <text:p text:style-name="P217"><text:tab/>Цей службовий об’єкт відповідає за ініціалізацію функцій, що містяться в бібліотеці Visual<text:span text:style-name="T218">Lib</text:span>.<text:span text:style-name="T219">dll.</text:span><text:s/>Перевірити успішність ініціалізації можна за допомогою властивості<text:s/><text:span text:style-name="T220">&amp;VLib.Initialised.</text:span></text:p>
      <text:p text:style-name="P221"/>
      <text:p text:style-name="P222"><text:span text:style-name="T223"><text:tab/></text:span>Далі необхідно створити об’єкт самої сцени:</text:p>
      <text:p text:style-name="P224"/>
      <text:p text:style-name="P225">&amp;Scene.Create(VisualScene, "800, 600, 0");</text:p>
      <text:p text:style-name="P226"><text:tab/></text:p>
      <text:p text:style-name="P227"><text:span text:style-name="T228"><text:tab/></text:span>Де 800 – ширина вікна, 600 – висота, а 0 – вказує на використання віконного режиму.</text:p>
      <text:p text:style-name="P229"><text:span text:style-name="T230"><text:tab/>ELI-</text:span>клас<text:s/><text:span text:style-name="T231">VisualScene м</text:span>істить властивості і методи, які<text:s/>відповідають за графічне вікно: розмір, координати центру вікна тощо. Для відображення чогось на формі спочатку слід створити<text:s/><text:span text:style-name="T232">ELI-</text:span>об’єкт потрібної графічної фігури, після чого налаштувати його<text:s/>параметри. Коли об’єкт буде готовий до візуалізації, необхідно використати метод<text:s/><text:span text:style-name="T233">Draw(</text:span><text:span text:style-name="T234">$handle</text:span><text:span text:style-name="T235">)<text:s/></text:span>для відображення його на формі, або контролі. Об’єкт<text:s/>має існувати до кінця трансляції скрипту, оскільки бібліотека візуалізації буде взаємодіяти з ним.</text:p>
      <text:p text:style-name="P236"><text:tab/>Крім звичайних графічних фігур, можна створювати контроли, тобто інтерактивні об’єкти. Графічні примітиви (лінії, прямокутники тощо) можна малювати на контролах, так само, як на головній формі. Контроли є незалежними від вікна сцени, тому їх можна переміщувати та перемальовувати їхній вміст без перемальовування всієї сцени.</text:p>
      <text:p text:style-name="P237"><text:span text:style-name="T238"><text:tab/></text:span>Параметри<text:s/>фігури<text:s/>можна редагувати і після першої візуалізації, наприклад змінити розмір шрифту.<text:s/>Якщо примітив було намальовано у вікні головної форми, то<text:s/>після цього доведеться перемальовувати весь вміст вікна, попередньо очистивши його за допомогою методу VisualScene::Clear<text:span text:style-name="T239">().</text:span><text:s/>У випадку з контролом достатньо використати<text:s/>метод<text:s/><text:span text:style-name="T240">Control::</text:span><text:s/><text:span text:style-name="T241">Update</text:span><text:span text:style-name="T242">()</text:span>.</text:p>
      <text:p text:style-name="P243"><text:span text:style-name="T244"><text:tab/></text:span>Ось так може виглядати умовний скрипт для створення візуальної сцени і виведення на неї зображення:</text:p>
      <text:p text:style-name="P245"/>
      <text:p text:style-name="P246">#include ".\scripts\<text:span text:style-name="T247">VisualLib</text:span>.eh";</text:p>
      <text:p text:style-name="P248"/>
      <text:p text:style-name="P249"><text:span text:style-name="T250">&amp;VLib.Create(VisualLibrary, "");</text:span></text:p>
      <text:p text:style-name="P251"/>
      <text:p text:style-name="P252">if (&amp;Vlib.Initialised)</text:p>
      <text:p text:style-name="P253">{</text:p>
      <text:p text:style-name="P254"><text:s text:c="2"/>&amp;Scene.Create(VisualScene, "800, 600, 0");</text:p>
      <text:p text:style-name="P255"/>
      <text:p text:style-name="P256"><text:s text:c="2"/>&amp;ImageSample.Create(Image, ".\images\sample.png");</text:p>
      <text:p text:style-name="P257"><text:s text:c="2"/>&amp;ImageSample.Left = 10;</text:p>
      <text:p text:style-name="P258"><text:s text:c="2"/>&amp;ImageSample.Top = 10;</text:p>
      <text:p text:style-name="P259"><text:s text:c="2"/>&amp;ImageSample.Draw(&amp;Scene.Handle);</text:p>
      <text:p text:style-name="P260">}</text:p>
      <text:p text:style-name="P261"/>
      <text:p text:style-name="P262"/>
      <text:p text:style-name="P263"><text:tab/>Функціонал бібліотеки візуалізації наведено в Додатку 3.</text:p>
      <text:p text:style-name="P264"/>
      <text:p text:style-name="P265"/>
      <text:p text:style-name="P266"/>
      <text:p text:style-name="P267"/>
      <text:p text:style-name="P268">Додаток 1. Методи службового об’єкта для доступу до функцій рушія</text:p>
      <text:p text:style-name="P269"/>
      <text:p text:style-name="P270"><text:span text:style-name="T271">Create(Kobzar, "")</text:span><text:s/>– <text:s/>ініціює службовий об’єкт.</text:p>
      <text:p text:style-name="P272"><text:span text:style-name="T273">UseCurrrentInstance()</text:span><text:s/>– використовує поточний екземпляр рушія. За замовчуванням використовується для трансляції коду елементів типу Скрипт.</text:p>
      <text:p text:style-name="P274"><text:span text:style-name="T275">CreateNewInstance($file)</text:span><text:s/>– імпортує новий екземпляр рушія з<text:s/><text:span text:style-name="T276">DLL</text:span>, шлях до якої вказано у $file.</text:p>
      <text:p text:style-name="P277"><text:span text:style-name="T278">GetLastError()</text:span><text:s/>– викликає аналогічний метод рушія</text:p>
      <text:p text:style-name="P279"><text:span text:style-name="T280">CreateStory($file)</text:span><text:s/>– викликає аналогічний метод рушія. $file – шлях до файлу Розповіді.</text:p>
      <text:p text:style-name="P281"><text:span text:style-name="T282">LoadStory($file)</text:span><text:s/>– викликає аналогічний метод рушія. $file – шлях до файлу Розповіді.</text:p>
      <text:soft-page-break/>
      <text:p text:style-name="P283"><text:span text:style-name="T284">SaveStory()</text:span><text:s/>– викликає аналогічний метод рушія.</text:p>
      <text:p text:style-name="P285"><text:span text:style-name="T286">CloseStory()</text:span><text:s/>– викликає аналогічний метод рушія.</text:p>
      <text:p text:style-name="P287"><text:span text:style-name="T288">ClearStory()</text:span><text:s/>– викликає аналогічний метод рушія.</text:p>
      <text:p text:style-name="P289"><text:span text:style-name="T290">AddScene()</text:span><text:s/>– викликає аналогічний метод рушія.</text:p>
      <text:p text:style-name="P291"><text:span text:style-name="T292">AddAnswer()</text:span><text:s/>– викликає аналогічний метод рушія.</text:p>
      <text:p text:style-name="P293"><text:span text:style-name="T294">AddScript()</text:span><text:s/>– викликає аналогічний метод рушія.</text:p>
      <text:p text:style-name="P295"><text:span text:style-name="T296">Select($id)</text:span><text:s/>– викликає аналогічний метод рушія.<text:s/><text:span text:style-name="T297">$id<text:s/></text:span>містить<text:s/><text:span text:style-name="T298">ID<text:s/></text:span>потрібного елементу.</text:p>
      <text:p text:style-name="P299"><text:span text:style-name="T300">Remove($id)</text:span><text:s/>– викликає аналогічний метод рушія.<text:s/><text:span text:style-name="T301">$id<text:s/></text:span>містить<text:s/><text:span text:style-name="T302">ID<text:s/></text:span>потрібного елементу.</text:p>
      <text:p text:style-name="P303"><text:span text:style-name="T304">Link($frID, $toID)</text:span><text:s/>– викликає аналогічний метод рушія.<text:s/><text:span text:style-name="T305">$</text:span>frID<text:span text:style-name="T306"><text:s/></text:span>та $toID містять<text:s/><text:span text:style-name="T307">ID е</text:span>лементів що зв’язуються.</text:p>
      <text:p text:style-name="P308"><text:span text:style-name="T309">Unlink($frID, $toID)</text:span><text:s/>– викликає аналогічний метод рушія.<text:s/><text:span text:style-name="T310">$</text:span>frID<text:span text:style-name="T311"><text:s/></text:span>та $toID містять<text:s/><text:span text:style-name="T312">ID е</text:span>лементів що роз’єднуються.</text:p>
      <text:p text:style-name="P313"><text:span text:style-name="T314">GetID()</text:span><text:s/>– викликає аналогічний метод рушія.</text:p>
      <text:p text:style-name="P315"><text:span text:style-name="T316">SetID($val)</text:span><text:s/>– викликає аналогічний метод рушія. $val містить потрібне значення.</text:p>
      <text:p text:style-name="P317"><text:span text:style-name="T318">GetDialog()</text:span><text:s/>– викликає аналогічний метод рушія.</text:p>
      <text:p text:style-name="P319"><text:span text:style-name="T320">SetDialog($val)</text:span><text:s/>– викликає аналогічний метод рушія. $val містить потрібне значення.</text:p>
      <text:p text:style-name="P321"><text:span text:style-name="T322">GetNextDialog()</text:span><text:s/>– викликає аналогічний метод рушія.</text:p>
      <text:p text:style-name="P323"><text:span text:style-name="T324">SetNextDialog($val)</text:span><text:s/>– викликає аналогічний метод рушія. $val містить потрібне значення.</text:p>
      <text:p text:style-name="P325"><text:span text:style-name="T326">GetPrevID()</text:span><text:s/>– викликає аналогічний метод рушія.</text:p>
      <text:p text:style-name="P327"><text:span text:style-name="T328">SetPrevID($val)</text:span><text:s/>– викликає аналогічний метод рушія. $val містить потрібне значення.</text:p>
      <text:p text:style-name="P329"><text:span text:style-name="T330">GetNextID()</text:span><text:s/>– викликає аналогічний метод рушія.</text:p>
      <text:p text:style-name="P331"><text:span text:style-name="T332">SetNextID($val)</text:span><text:s/>– викликає аналогічний метод рушія. $val містить потрібне значення.</text:p>
      <text:p text:style-name="P333"><text:span text:style-name="T334">GetType()</text:span><text:s/>– викликає аналогічний метод рушія.</text:p>
      <text:p text:style-name="P335"><text:span text:style-name="T336">GetText()</text:span><text:s/>– викликає аналогічний метод рушія.</text:p>
      <text:p text:style-name="P337"><text:span text:style-name="T338">SetText($val)</text:span><text:s/>– викликає аналогічний метод рушія. $val містить потрібне значення.</text:p>
      <text:p text:style-name="P339"><text:span text:style-name="T340">IsEndDialog()</text:span><text:s/>– викликає аналогічний метод рушія.</text:p>
      <text:p text:style-name="P341"><text:span text:style-name="T342">SetEndDialog($val)</text:span><text:s/>– викликає аналогічний метод рушія. $val містить потрібне значення.</text:p>
      <text:p text:style-name="P343"><text:span text:style-name="T344">GetParams()</text:span><text:s/>– викликає аналогічний метод рушія.</text:p>
      <text:p text:style-name="P345"><text:span text:style-name="T346">SetParams($val)</text:span><text:s/>– викликає аналогічний метод рушія. $val містить потрібне значення.</text:p>
      <text:p text:style-name="P347"><text:span text:style-name="T348">Execute()</text:span><text:s/>– викликає аналогічний метод рушія.</text:p>
      <text:p text:style-name="P349"><text:span text:style-name="T350">GetResult()</text:span><text:s/>– викликає аналогічний метод рушія.</text:p>
      <text:p text:style-name="P351"><text:span text:style-name="T352">TellStory($file)</text:span><text:s/>– викликає аналогічний метод рушія. $file – шлях до файлу Розповіді.</text:p>
      <text:p text:style-name="P353"><text:span text:style-name="T354">LoadDialog($id)</text:span><text:s/>– викликає аналогічний метод рушія.<text:s/><text:span text:style-name="T355">$id<text:s/></text:span>містить<text:s/><text:span text:style-name="T356">ID<text:s/></text:span>потрібного елементу.</text:p>
      <text:p text:style-name="P357"><text:span text:style-name="T358">GetScene()</text:span><text:s/>– викликає аналогічний метод рушія.</text:p>
      <text:p text:style-name="P359"><text:span text:style-name="T360">GetAnswerCount()</text:span><text:s/>– викликає<text:s/>аналогічний метод рушія.</text:p>
      <text:p text:style-name="P361"><text:span text:style-name="T362">GetAnswer()</text:span><text:s/>– викликає аналогічний метод рушія.</text:p>
      <text:p text:style-name="P363"><text:span text:style-name="T364">SelectAnswer($ind)</text:span><text:s/>– викликає аналогічний метод рушія.<text:s/><text:span text:style-name="T365">$ind<text:s/></text:span>містить індекс<text:span text:style-name="T366"><text:s/></text:span>потрібної Відповіді.</text:p>
      <text:p text:style-name="P367"><text:span text:style-name="T368">Destroy()</text:span><text:s/>– знищує службовий об’єкт.</text:p>
      <text:p text:style-name="P369"/>
      <text:p text:style-name="P370"/>
      <text:p text:style-name="P371"><text:span text:style-name="T372">Додаток<text:s/></text:span><text:span text:style-name="T373">2</text:span><text:span text:style-name="T374">. Приклад структури<text:s/></text:span><text:span text:style-name="T375">XML-</text:span><text:span text:style-name="T376">файлу Розповіді</text:span></text:p>
      <text:p text:style-name="P377"/>
      <text:p text:style-name="P378">&lt;StoryFile&gt;</text:p>
      <text:p text:style-name="P379"><text:tab/>&lt;Dialog id = '0'&gt;</text:p>
      <text:p text:style-name="P380"><text:tab/><text:tab/>&lt;ScreenText&gt;<text:span text:style-name="T381">scene text</text:span>&lt;/ScreenText&gt;</text:p>
      <text:p text:style-name="P382"><text:tab/><text:tab/>&lt;Answers&gt;</text:p>
      <text:p text:style-name="P383"><text:tab/><text:tab/><text:tab/>&lt;Answer NextDialog = '1'&gt;</text:p>
      <text:p text:style-name="P384"><text:tab/><text:tab/><text:tab/><text:tab/>&lt;Text&gt;<text:span text:style-name="T385">Answer text</text:span>&lt;/Text&gt;</text:p>
      <text:p text:style-name="P386"><text:tab/><text:tab/><text:tab/>&lt;/Answer&gt;</text:p>
      <text:p text:style-name="P387"><text:tab/><text:tab/>&lt;/Answers&gt;</text:p>
      <text:p text:style-name="P388"><text:tab/>&lt;/Dialog&gt;</text:p>
      <text:soft-page-break/>
      <text:p text:style-name="P389"><text:tab/>&lt;Dialog id = '1'&gt;</text:p>
      <text:p text:style-name="P390"><text:tab/><text:tab/>&lt;ScreenText&gt;<text:span text:style-name="T391">next Scene text</text:span>&lt;/ScreenText&gt;</text:p>
      <text:p text:style-name="P392"><text:tab/><text:tab/>&lt;Answers&gt;</text:p>
      <text:p text:style-name="P393"><text:tab/><text:tab/>&lt;/Answers&gt;</text:p>
      <text:p text:style-name="P394"><text:tab/>&lt;/Dialog&gt;</text:p>
      <text:p text:style-name="P395">&lt;/StoryFile&gt;</text:p>
      <text:p text:style-name="P396"/>
      <text:p text:style-name="P397"/>
      <text:p text:style-name="P398">Додаток 3. Методи бібліотеки візуалізації</text:p>
      <text:p text:style-name="P399"/>
      <text:p text:style-name="P400"><text:span text:style-name="T401">VisualScene($width, $height, $fullscreen)</text:span><text:span text:style-name="T402"><text:s/></text:span>– створює об’єкт та вікно з шириною<text:s/><text:span text:style-name="T403">$width</text:span><text:s/>та висотою<text:s/><text:span text:style-name="T404">$height.<text:s/></text:span>Параметр<text:s/><text:span text:style-name="T405">$fullscreen<text:s/></text:span>вказує на роботу в повноекранному режимі,<text:s/>приймає значення 1 чи 0.</text:p>
      <text:p text:style-name="P406"><text:span text:style-name="T407">ShowForm()</text:span><text:span text:style-name="T408"><text:s/></text:span>– робить вікно видимим.</text:p>
      <text:p text:style-name="P409"><text:span text:style-name="T410">HideForm()</text:span><text:span text:style-name="T411"><text:s/></text:span>– приховує вікно.</text:p>
      <text:p text:style-name="P412"><text:span text:style-name="T413">Clear()</text:span><text:span text:style-name="T414"><text:s/></text:span>–<text:span text:style-name="T415"><text:s/></text:span>очищує вікно.</text:p>
      <text:p text:style-name="P416"/>
      <text:p text:style-name="P417"/>
      <text:p text:style-name="P418"/>
      <text:p text:style-name="P419"><text:span text:style-name="T420">Додаток<text:s/></text:span><text:span text:style-name="T421">4</text:span><text:span text:style-name="T422">. Опис службових класів бібліотеки візуалізації</text:span></text:p>
      <text:p text:style-name="P423"/>
      <text:p text:style-name="P424"><text:tab/>Нижче наведені лише публічні члени класів. Повну структуру можна побачити у<text:s/>файлах-заголовках<text:s/><text:span text:style-name="T425">VisualLib.eh<text:s/></text:span>та<text:s/><text:span text:style-name="T426">Color.eh.</text:span></text:p>
      <text:p text:style-name="P427"/>
      <text:p text:style-name="P428"><text:span text:style-name="T429">#class Color</text:span><text:s/>– описує колір, використовується для фарбування елементів.</text:p>
      <text:p text:style-name="P430"><text:s text:c="2"/><text:span text:style-name="T431">#public property Red = 0</text:span></text:p>
      <text:p text:style-name="P432"><text:s text:c="2"/>#public property Green = 0</text:p>
      <text:p text:style-name="P433"><text:s text:c="2"/>#public property Blue = 0</text:p>
      <text:p text:style-name="P434"><text:span text:style-name="T435"><text:s text:c="2"/>#public property Alpha<text:s/></text:span><text:span text:style-name="T436">= 0</text:span></text:p>
      <text:p text:style-name="P437"/>
      <text:p text:style-name="P438"/>
      <text:p text:style-name="P439"><text:span text:style-name="T440">#class<text:s/></text:span><text:span text:style-name="T441">User</text:span><text:span text:style-name="T442">Font</text:span><text:s/>– ресурс шрифта, який завантажується з файлу, можна потім використати для створення об’єкта класу<text:s/><text:span text:style-name="T443">Font</text:span></text:p>
      <text:p text:style-name="P444"><text:span text:style-name="T445"><text:s text:c="2"/></text:span><text:span text:style-name="T446">#public property Source = ""</text:span><text:s/>– шлях до файлу з якого завантажено шрифт</text:p>
      <text:p text:style-name="P447"><text:span text:style-name="T448"><text:s text:c="2"/></text:span><text:span text:style-name="T449">#public property Name = ""</text:span><text:s/>– ім’я шрифту, буде встановлено автоматично за умови успішної роботи конструктора</text:p>
      <text:p text:style-name="P450"><text:s text:c="2"/><text:span text:style-name="T451">#public method<text:s/></text:span><text:span text:style-name="T452">User</text:span><text:span text:style-name="T453">Font($file)</text:span><text:s/>– конструктор</text:p>
      <text:p text:style-name="P454"/>
      <text:p text:style-name="P455"/>
      <text:p text:style-name="P456"><text:span text:style-name="T457">#class Font</text:span><text:s/>– шрифт тексту, використовується в контролах, що містять текст</text:p>
      <text:p text:style-name="P458"><text:s text:c="2"/><text:span text:style-name="T459">#public property User</text:span><text:span text:style-name="T460">Font</text:span><text:span text:style-name="T461"><text:s/>= 0</text:span><text:s/>– вказує чи застосовується користувацький шрифт, якщо так, то <text:s/>UserF<text:span text:style-name="T462">ont<text:s/></text:span>буде дорівнювати 1</text:p>
      <text:p text:style-name="P463"><text:s text:c="2"/><text:span text:style-name="T464">#public property Name = "Arial"</text:span><text:s/>– сімейство шрифтів</text:p>
      <text:p text:style-name="P465"><text:s text:c="2"/><text:span text:style-name="T466">#public property Style =</text:span><text:span text:style-name="T467"><text:s/>r</text:span><text:span text:style-name="T468"><text:s/></text:span>– стиль:</text:p>
      <text:p text:style-name="P469"><text:tab/><text:tab/><text:tab/>r – звичайний</text:p>
      <text:p text:style-name="P470"><text:tab/><text:tab/><text:tab/>b – жирний</text:p>
      <text:p text:style-name="P471"><text:tab/><text:tab/><text:tab/>i – курсив</text:p>
      <text:p text:style-name="P472"><text:tab/><text:tab/><text:tab/>bi – жирний курсив</text:p>
      <text:p text:style-name="P473"><text:tab/><text:tab/><text:tab/>u – підкреслений</text:p>
      <text:p text:style-name="P474"><text:tab/><text:tab/><text:tab/>s – закреслений</text:p>
      <text:p text:style-name="P475"><text:s text:c="2"/><text:span text:style-name="T476">#public property Size = 10</text:span><text:s/>– розмір</text:p>
      <text:p text:style-name="P477"><text:s text:c="2"/><text:span text:style-name="T478">#public property Color = #class Color</text:span>– колір тексту</text:p>
      <text:soft-page-break/>
      <text:p text:style-name="P479"><text:s text:c="2"/><text:span text:style-name="T480">#public method Assign($userfont)</text:span><text:s/>– зв’язує шрифт з об’єктом користувацького шрифту</text:p>
      <text:p text:style-name="P481"><text:s text:c="2"/><text:span text:style-name="T482">#public method Select($name)</text:span><text:s/>– обирає шрифт з набору системних шрифтів</text:p>
      <text:p text:style-name="P483"/>
      <text:p text:style-name="P484"/>
      <text:p text:style-name="P485"/>
      <text:p text:style-name="P486"/>
      <text:p text:style-name="P487"><text:span text:style-name="T488">#class Border</text:span><text:s/>– описує границю контролу</text:p>
      <text:p text:style-name="P489"><text:s text:c="2"/><text:span text:style-name="T490">#public property Size = 0</text:span><text:s/>– розмір границі</text:p>
      <text:p text:style-name="P491"><text:s text:c="2"/><text:span text:style-name="T492">#public property Color = #class Color</text:span><text:s/>– колір</text:p>
      <text:p text:style-name="P493"/>
      <text:p text:style-name="P494"/>
      <text:p text:style-name="P495"><text:span text:style-name="T496">#class Figure</text:span><text:s/>– батьківський клас більшості графічних примітивів</text:p>
      <text:p text:style-name="P497"><text:span text:style-name="T498"><text:s text:c="2"/></text:span><text:span text:style-name="T499">#public property Left = 0</text:span><text:s/>– позиція верхнього кута фігури</text:p>
      <text:p text:style-name="P500"><text:s text:c="2"/>#public property Top = 0</text:p>
      <text:p text:style-name="P501"><text:span text:style-name="T502"><text:s text:c="2"/>#public property Width = 0</text:span><text:s/>– ширина</text:p>
      <text:p text:style-name="P503"><text:span text:style-name="T504"><text:s text:c="2"/>#public property Height = 0</text:span><text:s/>– висота</text:p>
      <text:p text:style-name="P505"><text:span text:style-name="T506"><text:s text:c="2"/>#public property Color = #class Color</text:span><text:s/>– колір фігури</text:p>
      <text:p text:style-name="P507"><text:s text:c="2"/>#<text:span text:style-name="T508">public method Figure($left, $top, $width, $height)</text:span><text:s/>– конструктор</text:p>
      <text:p text:style-name="P509"/>
      <text:p text:style-name="P510"/>
      <text:p text:style-name="P511"><text:span text:style-name="T512">#class Line</text:span><text:s/>– лінія</text:p>
      <text:p text:style-name="P513"><text:s text:c="2"/><text:span text:style-name="T514">#public property X1 = 0</text:span><text:s/>– позиція початкової точки прямої</text:p>
      <text:p text:style-name="P515"><text:s text:c="2"/><text:span text:style-name="T516">#public property Y1 = 0</text:span></text:p>
      <text:p text:style-name="P517"><text:s text:c="2"/><text:span text:style-name="T518">#public property X2 = 0</text:span><text:s/>– позиція кінцевої точки прямої</text:p>
      <text:p text:style-name="P519"><text:s text:c="2"/><text:span text:style-name="T520">#public property Y2 = 0</text:span></text:p>
      <text:p text:style-name="P521"><text:s text:c="2"/><text:span text:style-name="T522">#public property Size = 1</text:span><text:s/>– товщина лінії</text:p>
      <text:p text:style-name="P523"><text:s text:c="2"/><text:span text:style-name="T524">#public property Color = #class Color</text:span><text:s/>– колір лінії</text:p>
      <text:p text:style-name="P525"><text:s text:c="2"/><text:span text:style-name="T526">#public method Draw($handle)</text:span><text:span text:style-name="T527"><text:s/>– малює<text:s/></text:span>фігуру<text:span text:style-name="T528"><text:s/></text:span>у вікні, яке має дескриптор<text:s/><text:span text:style-name="T529">$handle</text:span><text:s text:c="3"/></text:p>
      <text:p text:style-name="P530"><text:s text:c="2"/><text:span text:style-name="T531">#public method Line($x1, $y1, $x2, $y2, $size)</text:span><text:s/>– конструктор класу</text:p>
      <text:p text:style-name="P532"/>
      <text:p text:style-name="P533"><text:s/></text:p>
      <text:p text:style-name="P534"><text:span text:style-name="T535">#class Arc</text:span><text:span text:style-name="T536"><text:s/></text:span><text:span text:style-name="T537">: Figure</text:span><text:s/>– дуга</text:p>
      <text:p text:style-name="P538"><text:s text:c="2"/><text:span text:style-name="T539">#public<text:s/></text:span><text:span text:style-name="T540">property StartAngle = 0</text:span></text:p>
      <text:p text:style-name="P541"><text:s text:c="2"/>#public property SweepAngle = 0</text:p>
      <text:p text:style-name="P542"><text:s text:c="2"/><text:span text:style-name="T543">#public property Size = 1</text:span><text:s/>– товщина лінії</text:p>
      <text:p text:style-name="P544"><text:s text:c="2"/><text:span text:style-name="T545">#public method Draw($handle)</text:span><text:span text:style-name="T546"><text:s/>– малює<text:s/></text:span>фігуру<text:span text:style-name="T547"><text:s/></text:span>у вікні, яке має дескриптор<text:s/><text:span text:style-name="T548">$handle</text:span><text:s text:c="3"/></text:p>
      <text:p text:style-name="P549"><text:s text:c="2"/><text:span text:style-name="T550">#public method Arc($left, $top, $width, $height, $stangle, $swangle, $size)</text:span><text:s/>– конструктор класу</text:p>
      <text:p text:style-name="P551"/>
      <text:p text:style-name="P552"><text:s text:c="2"/></text:p>
      <text:p text:style-name="P553"><text:span text:style-name="T554">#class Poly</text:span><text:s/>– полігон з варіативною кількістю вершин</text:p>
      <text:p text:style-name="P555"><text:s text:c="2"/><text:span text:style-name="T556">#public property Count = 0</text:span><text:s/>– кількість вершин (збільшується автоматично при додаванні) <text:s/></text:p>
      <text:p text:style-name="P557"><text:s text:c="2"/><text:span text:style-name="T558">#public property Color = #class Color<text:s/></text:span>– колір заливки фігури</text:p>
      <text:p text:style-name="P559"><text:s text:c="2"/><text:span text:style-name="T560">#public property Border = #class Border</text:span><text:s/>– границя фігури</text:p>
      <text:p text:style-name="P561"><text:s text:c="2"/><text:span text:style-name="T562">#public property Shadow = 0</text:span><text:span text:style-name="T563"><text:s/>–<text:s/></text:span>вмикає/вимикає тінь від фігури</text:p>
      <text:p text:style-name="P564"><text:span text:style-name="T565"><text:s text:c="2"/></text:span><text:span text:style-name="T566">#public method Draw($handle)</text:span><text:span text:style-name="T567"><text:s/>– малює<text:s/></text:span>фігуру<text:span text:style-name="T568"><text:s/></text:span>у вікні, яке має дескриптор<text:s/><text:span text:style-name="T569">$handle</text:span><text:s text:c="3"/><text:s text:c="2"/></text:p>
      <text:p text:style-name="P570"><text:s text:c="2"/><text:span text:style-name="T571">#public method AddPoint($x, $y)</text:span><text:s/>– додає вершину до полігону</text:p>
      <text:p text:style-name="P572"/>
      <text:p text:style-name="P573"/>
      <text:p text:style-name="P574"><text:span text:style-name="T575">#class Ellipse</text:span><text:s/>– еліпс <text:s/></text:p>
      <text:p text:style-name="P576"><text:s text:c="2"/><text:span text:style-name="T577">#public property Border = #class Border</text:span><text:s/>– границя фігури</text:p>
      <text:p text:style-name="P578"><text:s text:c="2"/><text:span text:style-name="T579">#public property Shadow = 0</text:span><text:span text:style-name="T580"><text:s/>–<text:s/></text:span>вмикає/вимикає тінь від фігури</text:p>
      <text:p text:style-name="P581"><text:span text:style-name="T582"><text:s text:c="2"/></text:span><text:span text:style-name="T583">#public method Draw($handle)</text:span><text:span text:style-name="T584"><text:s/>– малює<text:s/></text:span>фігуру<text:span text:style-name="T585"><text:s/></text:span>у вікні, яке має дескриптор<text:s/><text:span text:style-name="T586">$handle</text:span><text:s text:c="3"/><text:s text:c="2"/></text:p>
      <text:soft-page-break/>
      <text:p text:style-name="P587"><text:s text:c="2"/><text:span text:style-name="T588">#public method Ellipse($left, $top, $width, $height)</text:span><text:s/>– конструктор класу</text:p>
      <text:p text:style-name="P589"/>
      <text:p text:style-name="P590"/>
      <text:p text:style-name="P591"><text:span text:style-name="T592">#class<text:s/></text:span><text:span text:style-name="T593">Rect</text:span><text:s/>– прямокутник <text:s text:c="3"/></text:p>
      <text:p text:style-name="P594"><text:s text:c="2"/><text:span text:style-name="T595">#public property Border = #class Border</text:span><text:s/>– границя фігури</text:p>
      <text:p text:style-name="P596"><text:s text:c="2"/><text:span text:style-name="T597">#public property Shadow = 0</text:span><text:span text:style-name="T598"><text:s/></text:span><text:span text:style-name="T599">–<text:s/></text:span>вмикає/вимикає тінь від фігури</text:p>
      <text:p text:style-name="P600"><text:span text:style-name="T601"><text:s text:c="2"/></text:span><text:span text:style-name="T602">#public method Draw($handle)</text:span><text:span text:style-name="T603"><text:s/>– малює<text:s/></text:span>фігуру<text:span text:style-name="T604"><text:s/></text:span>у вікні, яке має дескриптор<text:s/><text:span text:style-name="T605">$handle</text:span><text:s text:c="3"/></text:p>
      <text:p text:style-name="P606"><text:s text:c="2"/><text:span text:style-name="T607">#public method<text:s/></text:span><text:span text:style-name="T608">Rect</text:span><text:span text:style-name="T609">($left, $top, $width, $height)</text:span><text:s/>– конструктор класу</text:p>
      <text:p text:style-name="P610"/>
      <text:p text:style-name="P611"/>
      <text:p text:style-name="P612"/>
      <text:p text:style-name="P613"><text:span text:style-name="T614">#class Object</text:span><text:s/>– батьківський клас всіх контролів.</text:p>
      <text:p text:style-name="P615"><text:s text:c="2"/><text:span text:style-name="T616">#public property</text:span><text:span text:style-name="T617"><text:s/>Left<text:s/></text:span><text:span text:style-name="T618">= 0</text:span><text:s/>– позиція верхнього лівого кута контролу по горизонталі</text:p>
      <text:p text:style-name="P619"><text:s text:c="2"/><text:span text:style-name="T620">#public property</text:span><text:span text:style-name="T621"><text:s/>Top<text:s/></text:span><text:span text:style-name="T622">= 0</text:span><text:s/>– позиція верхнього лівого кута контролу по вертикалі</text:p>
      <text:p text:style-name="P623"><text:s text:c="2"/><text:span text:style-name="T624">#public property Width = 0</text:span><text:s/>– ширина контролу</text:p>
      <text:p text:style-name="P625"><text:s text:c="2"/><text:span text:style-name="T626">#public property Height = 0</text:span><text:s/>– висота контролу</text:p>
      <text:p text:style-name="P627"><text:s text:c="2"/><text:span text:style-name="T628">#public method SetPos($left, $top)</text:span><text:s/>– встановлює позицію контролу</text:p>
      <text:p text:style-name="P629"><text:s text:c="2"/><text:span text:style-name="T630">#public method SetSize($width, $height)</text:span><text:s/>– встановлює розміри контролу</text:p>
      <text:p text:style-name="P631"><text:s text:c="2"/><text:span text:style-name="T632">#public method Object($left, $top, $width, $height)</text:span><text:s/>– конструктор класу</text:p>
      <text:p text:style-name="P633"/>
      <text:p text:style-name="P634"/>
      <text:p text:style-name="P635"><text:span text:style-name="T636">#class Image : Object</text:span><text:s/>– статичне зображення</text:p>
      <text:p text:style-name="P637"><text:s text:c="2"/><text:span text:style-name="T638">#public property Source = ".</text:span><text:span text:style-name="T639">\</text:span><text:span text:style-name="T640">default.</text:span><text:span text:style-name="T641">png</text:span><text:span text:style-name="T642">"</text:span><text:s/>– шлях до файлу зображення, «.<text:span text:style-name="T643">\</text:span>» вказує на каталог в якому міститься бібліотека<text:s/><text:span text:style-name="T644">ELI</text:span></text:p>
      <text:p text:style-name="P645"><text:span text:style-name="T646"><text:s text:c="2"/></text:span><text:span text:style-name="T647">#public method Draw(</text:span><text:span text:style-name="T648">$handle</text:span><text:span text:style-name="T649">)</text:span><text:span text:style-name="T650"><text:s/>– малює контрол<text:s/></text:span>у вікні, яке має дескриптор<text:s/><text:span text:style-name="T651">$handle</text:span></text:p>
      <text:p text:style-name="P652"><text:span text:style-name="T653"><text:s text:c="2"/></text:span><text:span text:style-name="T654">#public method Image($file)</text:span><text:span text:style-name="T655"><text:s/>–<text:s/></text:span>конструктор класу</text:p>
      <text:p text:style-name="P656"/>
      <text:p text:style-name="P657"/>
      <text:p text:style-name="P658"><text:span text:style-name="T659">#class<text:s/></text:span><text:span text:style-name="T660">CharLine</text:span><text:span text:style-name="T661"><text:s/>: Object</text:span><text:s/>– батьківській клас всіх хмаринок реплік персонажів</text:p>
      <text:p text:style-name="P662"><text:s text:c="2"/><text:span text:style-name="T663">#public property Color = #class<text:s/></text:span><text:span text:style-name="T664">Color</text:span><text:s/>– колір тла</text:p>
      <text:p text:style-name="P665"><text:s text:c="2"/><text:span text:style-name="T666">#public property Border = #class Border</text:span><text:s/>– границя контролу</text:p>
      <text:p text:style-name="P667"><text:s text:c="2"/><text:span text:style-name="T668">#public property Shadow<text:s/></text:span><text:span text:style-name="T669">= 0</text:span><text:span text:style-name="T670"><text:s/>–<text:s/></text:span>вмикає/вимикає тінь від контролу</text:p>
      <text:p text:style-name="P671"><text:s text:c="2"/><text:span text:style-name="T672">#public property BeforeTextInterval = 5</text:span><text:s/>– відступ від лівого краю контролу до області тексту</text:p>
      <text:p text:style-name="P673"><text:s text:c="2"/><text:span text:style-name="T674">#public property AfterTextInterval = 5</text:span><text:s/>– відступ від правого краю області тексту</text:p>
      <text:p text:style-name="P675"><text:s text:c="2"/><text:span text:style-name="T676">#public property Text = #class Text</text:span><text:s/>– текст</text:p>
      <text:p text:style-name="P677"><text:s text:c="2"/><text:span text:style-name="T678">#public method AdjustToText()</text:span><text:s/>– припасовує розміри контролу до розміру тексту</text:p>
      <text:p text:style-name="P679"><text:s text:c="2"/><text:span text:style-name="T680">#public method<text:s/></text:span><text:span text:style-name="T681">CharLine</text:span><text:span text:style-name="T682">($left, $top, $width, $height)</text:span><text:s/>– конструктор класу</text:p>
      <text:p text:style-name="P683"/>
      <text:p text:style-name="P684"/>
      <text:p text:style-name="P685"><text:span text:style-name="T686">#class<text:s/></text:span><text:span text:style-name="T687">Plate</text:span><text:span text:style-name="T688"><text:s/>:<text:s/></text:span><text:span text:style-name="T689">CharLine</text:span><text:s/>– прямокутне вікно для виводу тексту</text:p>
      <text:p text:style-name="P690"><text:s text:c="2"/><text:span text:style-name="T691">#public property Corner = 0</text:span><text:s/>– ступінь заокруглення кутів, 0 – заокруглення не застосовується</text:p>
      <text:p text:style-name="P692"><text:s text:c="2"/><text:span text:style-name="T693">#public method Draw($handle)</text:span><text:span text:style-name="T694"><text:s/>– малює контрол<text:s/></text:span>у вікні, яке має дескриптор<text:s/><text:span text:style-name="T695">$handle</text:span></text:p>
      <text:p text:style-name="P696"><text:s text:c="2"/><text:span text:style-name="T697">#public method<text:s/></text:span><text:span text:style-name="T698">Plate</text:span><text:span text:style-name="T699">($left, $top, $width, $height)</text:span><text:s/>– конструктор класу</text:p>
      <text:p text:style-name="P700"/>
      <text:p text:style-name="P701"/>
      <text:p text:style-name="P702"><text:span text:style-name="T703">#class<text:s/></text:span><text:span text:style-name="T704">Bubble</text:span><text:span text:style-name="T705"><text:s/>:<text:s/></text:span><text:span text:style-name="T706">Plate</text:span><text:s/>– прямокутна хмарка репліки персонажа, як в коміксах</text:p>
      <text:p text:style-name="P707"><text:s text:c="2"/><text:span text:style-name="T708">#public property Tail = #class Point</text:span><text:s/>– позиція хвостика, що вказує на персонажа</text:p>
      <text:p text:style-name="P709"><text:span text:style-name="T710"><text:s text:c="2"/></text:span><text:span text:style-name="T711">#public property TailWidth = 15</text:span><text:s/>– ширина основи хвостика</text:p>
      <text:p text:style-name="P712"><text:s text:c="2"/><text:span text:style-name="T713">#public method Draw()</text:span><text:s/>– малює контрол на формі</text:p>
      <text:p text:style-name="P714"><text:s text:c="2"/><text:span text:style-name="T715">#public method Bubble($left, $top, $width, $height)</text:span><text:s/>– конструктор класу</text:p>
      <text:p text:style-name="P716"/>
      <text:p text:style-name="P717"/>
      <text:soft-page-break/>
      <text:p text:style-name="P718"><text:span text:style-name="T719">#class Blast : CharLine</text:span><text:s/>– текстове вікно у формі спалаху/вибуху</text:p>
      <text:p text:style-name="P720"><text:span text:style-name="T721"><text:s text:c="2"/></text:span><text:span text:style-name="T722">#public property MinRayHeight = 10</text:span><text:s/>– мінімальна висота променю</text:p>
      <text:p text:style-name="P723"><text:span text:style-name="T724"><text:s text:c="2"/></text:span><text:span text:style-name="T725">#public property MaxRayHeight = 50</text:span><text:s/>– максимальна висота променю</text:p>
      <text:p text:style-name="P726"><text:s text:c="2"/><text:span text:style-name="T727">#public property DynamicRays = 0</text:span><text:s/>– якщо 1 – динамічна висота, якщо 0 –<text:s/><text:span text:style-name="T728">MaxRayHeight</text:span><text:s/>буде визначати висоту</text:p>
      <text:p text:style-name="P729"><text:s text:c="2"/><text:span text:style-name="T730">#public method Draw($handle)</text:span><text:span text:style-name="T731"><text:s/>– малює контрол<text:s/></text:span>у вікні, яке має дескриптор<text:s/><text:span text:style-name="T732">$handle</text:span></text:p>
      <text:p text:style-name="P733"><text:span text:style-name="T734"><text:s text:c="2"/></text:span><text:span text:style-name="T735">#public method Blast($left, $top, $width, $height)</text:span><text:s/>– конструктор</text:p>
      <text:p text:style-name="P736"/>
      <text:p text:style-name="P737"/>
      <text:p text:style-name="P738"/>
      <text:p text:style-name="P739"/>
      <text:p text:style-name="P740"><text:span text:style-name="T741">#class Cloud : Bubble</text:span><text:s/>– текстове вікно у формі хмаринки</text:p>
      <text:p text:style-name="P742"><text:span text:style-name="T743"><text:s text:c="2"/></text:span><text:span text:style-name="T744">#public method Draw($handle)</text:span><text:span text:style-name="T745"><text:s/>– малює контрол<text:s/></text:span>у вікні, яке має дескриптор<text:s/><text:span text:style-name="T746">$handle</text:span></text:p>
      <text:p text:style-name="P747"><text:span text:style-name="T748"><text:s text:c="2"/>#public method Cloud($left, $top, $width, $height)</text:span><text:span text:style-name="T749"><text:s/></text:span>– конструктор</text:p>
      <text:p text:style-name="P750"/>
      <text:p text:style-name="P751"/>
      <text:p text:style-name="P752"><text:span text:style-name="T753">#class Text : Object</text:span><text:s/>– текстовий напис на<text:s/>прозорому тлі</text:p>
      <text:p text:style-name="P754"><text:s text:c="2"/><text:span text:style-name="T755">#public property Font = #class Font</text:span><text:s/>– налаштування шрифту</text:p>
      <text:p text:style-name="P756"><text:s text:c="2"/><text:span text:style-name="T757">#public property Align = justify</text:span><text:s/>– вирівнювання:</text:p>
      <text:p text:style-name="P758"><text:tab/><text:tab/><text:tab/><text:tab/>justify – по ширині</text:p>
      <text:p text:style-name="P759"><text:tab/><text:tab/><text:tab/><text:tab/><text:span text:style-name="T760">left</text:span><text:s/>– по лівому краю</text:p>
      <text:p text:style-name="P761"><text:tab/><text:tab/><text:tab/><text:tab/><text:span text:style-name="T762">right</text:span><text:s/>– по правому краю</text:p>
      <text:p text:style-name="P763"><text:tab/><text:tab/><text:tab/><text:tab/><text:span text:style-name="T764">center</text:span><text:s/>– по центру</text:p>
      <text:p text:style-name="P765"><text:s text:c="2"/><text:span text:style-name="T766">#public property<text:s/></text:span><text:span text:style-name="T767">WordWrap</text:span><text:span text:style-name="T768"><text:s/>= 0</text:span><text:s/>– перенос по словах</text:p>
      <text:p text:style-name="P769"><text:s text:c="2"/><text:span text:style-name="T770">#public property CenterVerticaly<text:s/></text:span><text:span text:style-name="T771">= 0</text:span><text:span text:style-name="T772"><text:s/></text:span>– вертикальне центрування тексту</text:p>
      <text:p text:style-name="P773"><text:s text:c="2"/><text:span text:style-name="T774">#public property</text:span><text:span text:style-name="T775"><text:s/>Data<text:s/></text:span><text:span text:style-name="T776">= ""</text:span><text:s/>– сам текст</text:p>
      <text:p text:style-name="P777"><text:s text:c="2"/><text:span text:style-name="T778">#public method CalcAreaSize()</text:span><text:s/>– підлаштовує розмір області в залежності від довжини тексту</text:p>
      <text:p text:style-name="P779"><text:s text:c="2"/><text:span text:style-name="T780">#public method Draw($handle)</text:span><text:span text:style-name="T781"><text:s/>– малює контрол<text:s/></text:span>у вікні, яке має дескриптор<text:s/><text:span text:style-name="T782">$handle</text:span></text:p>
      <text:p text:style-name="P783"><text:span text:style-name="T784"><text:s text:c="2"/></text:span><text:span text:style-name="T785">#public method Text($left, $top, $width, $height)</text:span><text:s/>– конструктор</text:p>
      <text:p text:style-name="P786"/>
      <text:p text:style-name="P787"/>
      <text:p text:style-name="P788"><text:span text:style-name="T789">#class Control : Object</text:span><text:s/>– клікабельний контрол, батьківський клас всіх<text:s/><text:span text:style-name="T790">GUI</text:span>-елементів</text:p>
      <text:p text:style-name="P791"><text:span text:style-name="T792"><text:s text:c="2"/>#public property Handle = 0</text:span><text:s/>– дескриптор асоційованого<text:s/><text:span text:style-name="T793">Windows-</text:span>вікна</text:p>
      <text:p text:style-name="P794"><text:span text:style-name="T795"><text:s text:c="2"/></text:span><text:span text:style-name="T796">#public method Reset()</text:span><text:s/>– оновлює позицію та/або розмір асоційованого вікна</text:p>
      <text:p text:style-name="P797"><text:span text:style-name="T798"><text:s text:c="2"/></text:span><text:span text:style-name="T799">#public method Update()</text:span><text:span text:style-name="T800"><text:s/></text:span>– оновлює візуальний вміст асоційованого вікна</text:p>
      <text:p text:style-name="P801"><text:span text:style-name="T802"><text:s text:c="2"/>#public method Control($left, $top, $width, $height)</text:span><text:s/>– конструктор</text:p>
      <text:p text:style-name="P8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Максим Нольтмєєр</meta:initial-creator>
    <dc:creator>Максим Нольтмєєр</dc:creator>
    <meta:creation-date>2025-10-02T17:09:00Z</meta:creation-date>
    <dc:date>2025-11-04T10:51:00Z</dc:date>
    <meta:template xlink:href="Normal.dotm" xlink:type="simple"/>
    <meta:editing-cycles>236</meta:editing-cycles>
    <meta:editing-duration>PT203880S</meta:editing-duration>
    <meta:document-statistic meta:page-count="9" meta:paragraph-count="333" meta:word-count="2803" meta:character-count="21000" meta:row-count="475" meta:non-whitespace-character-count="18530"/>
  </office:meta>
</office:document-meta>
</file>